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57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Аркуш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рік</text:p>
          </table:table-cell>
          <table:table-cell table:style-name="ce1" office:value-type="string" calcext:value-type="string">
            <text:p>хліб і хлібо-продукти_base_2002</text:p>
          </table:table-cell>
          <table:table-cell table:style-name="ce1" office:value-type="string" calcext:value-type="string">
            <text:p>м’ясо і м’ясо-продукти_base_2002</text:p>
          </table:table-cell>
          <table:table-cell table:style-name="ce1" office:value-type="string" calcext:value-type="string">
            <text:p>риба і рибо-продукти_base_2002</text:p>
          </table:table-cell>
          <table:table-cell table:style-name="ce1" office:value-type="string" calcext:value-type="string">
            <text:p>молоко, сир_base_2002</text:p>
          </table:table-cell>
          <table:table-cell table:style-name="ce1" office:value-type="string" calcext:value-type="string">
            <text:p>яйця_base_2002</text:p>
          </table:table-cell>
          <table:table-cell table:style-name="ce1" office:value-type="string" calcext:value-type="string">
            <text:p>сало та інші тваринні жир_base_2002</text:p>
          </table:table-cell>
          <table:table-cell table:style-name="ce1" office:value-type="string" calcext:value-type="string">
            <text:p>масло_base_2002</text:p>
          </table:table-cell>
          <table:table-cell table:style-name="ce1" office:value-type="string" calcext:value-type="string">
            <text:p>олія та інші рослинні жири_base_2002</text:p>
          </table:table-cell>
          <table:table-cell table:style-name="ce1" office:value-type="string" calcext:value-type="string">
            <text:p>фрукти_base_2002</text:p>
          </table:table-cell>
          <table:table-cell table:style-name="ce1" office:value-type="string" calcext:value-type="string">
            <text:p>овочі, без картоплі_base_2002</text:p>
          </table:table-cell>
          <table:table-cell table:style-name="ce1" office:value-type="string" calcext:value-type="string">
            <text:p>картопля_base_2002</text:p>
          </table:table-cell>
          <table:table-cell table:style-name="ce1" office:value-type="string" calcext:value-type="string">
            <text:p>цукор, джем,мед, <text:s/>сироп, шоколад та конд. Вироби, base_2002</text:p>
          </table:table-cell>
          <table:table-cell table:style-name="ce1" office:value-type="string" calcext:value-type="string">
            <text:p>Без-алкогольні напої_base_200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pfood1</text:p>
          </table:table-cell>
          <table:table-cell table:style-name="ce2" office:value-type="string" calcext:value-type="string">
            <text:p>pfood2</text:p>
          </table:table-cell>
          <table:table-cell table:style-name="ce2" office:value-type="string" calcext:value-type="string">
            <text:p>pfood3</text:p>
          </table:table-cell>
          <table:table-cell table:style-name="ce2" office:value-type="string" calcext:value-type="string">
            <text:p>pfood4</text:p>
          </table:table-cell>
          <table:table-cell table:style-name="ce2" office:value-type="string" calcext:value-type="string">
            <text:p>pfood5</text:p>
          </table:table-cell>
          <table:table-cell table:style-name="ce2" office:value-type="string" calcext:value-type="string">
            <text:p>pfood6</text:p>
          </table:table-cell>
          <table:table-cell table:style-name="ce2" office:value-type="string" calcext:value-type="string">
            <text:p>pfood7</text:p>
          </table:table-cell>
          <table:table-cell table:style-name="ce2" office:value-type="string" calcext:value-type="string">
            <text:p>pfood8</text:p>
          </table:table-cell>
          <table:table-cell table:style-name="ce2" office:value-type="string" calcext:value-type="string">
            <text:p>pfood9</text:p>
          </table:table-cell>
          <table:table-cell table:style-name="ce2" office:value-type="string" calcext:value-type="string">
            <text:p>pfood10</text:p>
          </table:table-cell>
          <table:table-cell table:style-name="ce2" office:value-type="string" calcext:value-type="string">
            <text:p>pfood11</text:p>
          </table:table-cell>
          <table:table-cell table:style-name="ce2" office:value-type="string" calcext:value-type="string">
            <text:p>pfood12</text:p>
          </table:table-cell>
          <table:table-cell table:style-name="ce2" office:value-type="string" calcext:value-type="string">
            <text:p>pfood13</text:p>
          </table:table-cell>
          <table:table-cell table:style-name="ce3" table:number-columns-repeated="1010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number-columns-repeated="13"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114.8" calcext:value-type="float">
            <text:p>114,8</text:p>
          </table:table-cell>
          <table:table-cell office:value-type="float" office:value="96.5" calcext:value-type="float">
            <text:p>96,5</text:p>
          </table:table-cell>
          <table:table-cell office:value-type="float" office:value="106.1" calcext:value-type="float">
            <text:p>106,1</text:p>
          </table:table-cell>
          <table:table-cell office:value-type="float" office:value="110.9" calcext:value-type="float">
            <text:p>110,9</text:p>
          </table:table-cell>
          <table:table-cell office:value-type="float" office:value="116.5" calcext:value-type="float">
            <text:p>116,5</text:p>
          </table:table-cell>
          <table:table-cell office:value-type="float" office:value="83.5" calcext:value-type="float">
            <text:p>83,5</text:p>
          </table:table-cell>
          <table:table-cell office:value-type="float" office:value="112.9" calcext:value-type="float">
            <text:p>112,9</text:p>
          </table:table-cell>
          <table:table-cell office:value-type="float" office:value="96.7" calcext:value-type="float">
            <text:p>96,7</text:p>
          </table:table-cell>
          <table:table-cell office:value-type="float" office:value="116.6" calcext:value-type="float">
            <text:p>116,6</text:p>
          </table:table-cell>
          <table:table-cell table:number-columns-repeated="2" office:value-type="float" office:value="109.3" calcext:value-type="float">
            <text:p>109,3</text:p>
          </table:table-cell>
          <table:table-cell office:value-type="float" office:value="105.5" calcext:value-type="float">
            <text:p>105,5</text:p>
          </table:table-cell>
          <table:table-cell office:value-type="float" office:value="101.7" calcext:value-type="float">
            <text:p>101,7</text:p>
          </table:table-cell>
          <table:table-cell table:number-columns-repeated="1010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134.4308" calcext:value-type="float">
            <text:p>134,4308</text:p>
          </table:table-cell>
          <table:table-cell office:value-type="float" office:value="121.783" calcext:value-type="float">
            <text:p>121,783</text:p>
          </table:table-cell>
          <table:table-cell office:value-type="float" office:value="120.1052" calcext:value-type="float">
            <text:p>120,1052</text:p>
          </table:table-cell>
          <table:table-cell office:value-type="float" office:value="128.9767" calcext:value-type="float">
            <text:p>128,9767</text:p>
          </table:table-cell>
          <table:table-cell office:value-type="float" office:value="138.0525" calcext:value-type="float">
            <text:p>138,0525</text:p>
          </table:table-cell>
          <table:table-cell office:value-type="float" office:value="131.8465" calcext:value-type="float">
            <text:p>131,8465</text:p>
          </table:table-cell>
          <table:table-cell office:value-type="float" office:value="118.7708" calcext:value-type="float">
            <text:p>118,7708</text:p>
          </table:table-cell>
          <table:table-cell office:value-type="float" office:value="103.2756" calcext:value-type="float">
            <text:p>103,2756</text:p>
          </table:table-cell>
          <table:table-cell office:value-type="float" office:value="124.5288" calcext:value-type="float">
            <text:p>124,5288</text:p>
          </table:table-cell>
          <table:table-cell table:number-columns-repeated="2" office:value-type="float" office:value="70.1706" calcext:value-type="float">
            <text:p>70,1706</text:p>
          </table:table-cell>
          <table:table-cell office:value-type="float" office:value="113.4125" calcext:value-type="float">
            <text:p>113,4125</text:p>
          </table:table-cell>
          <table:table-cell office:value-type="float" office:value="104.9544" calcext:value-type="float">
            <text:p>104,9544</text:p>
          </table:table-cell>
          <table:table-cell table:number-columns-repeated="1010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132.9520612" calcext:value-type="float">
            <text:p>132,9520612</text:p>
          </table:table-cell>
          <table:table-cell office:value-type="float" office:value="158.683249" calcext:value-type="float">
            <text:p>158,683249</text:p>
          </table:table-cell>
          <table:table-cell office:value-type="float" office:value="155.8965496" calcext:value-type="float">
            <text:p>155,8965496</text:p>
          </table:table-cell>
          <table:table-cell office:value-type="float" office:value="165.090176" calcext:value-type="float">
            <text:p>165,090176</text:p>
          </table:table-cell>
          <table:table-cell office:value-type="float" office:value="156.82764" calcext:value-type="float">
            <text:p>156,82764</text:p>
          </table:table-cell>
          <table:table-cell office:value-type="float" office:value="189.1997275" calcext:value-type="float">
            <text:p>189,1997275</text:p>
          </table:table-cell>
          <table:table-cell office:value-type="float" office:value="135.1611704" calcext:value-type="float">
            <text:p>135,1611704</text:p>
          </table:table-cell>
          <table:table-cell office:value-type="float" office:value="114.119538" calcext:value-type="float">
            <text:p>114,119538</text:p>
          </table:table-cell>
          <table:table-cell office:value-type="float" office:value="150.1817328" calcext:value-type="float">
            <text:p>150,1817328</text:p>
          </table:table-cell>
          <table:table-cell table:number-columns-repeated="2" office:value-type="float" office:value="64.3464402" calcext:value-type="float">
            <text:p>64,3464402</text:p>
          </table:table-cell>
          <table:table-cell office:value-type="float" office:value="124.3001" calcext:value-type="float">
            <text:p>124,3001</text:p>
          </table:table-cell>
          <table:table-cell office:value-type="float" office:value="112.82598" calcext:value-type="float">
            <text:p>112,82598</text:p>
          </table:table-cell>
          <table:table-cell table:number-columns-repeated="1010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143.4552740348" calcext:value-type="float">
            <text:p>143,4552740348</text:p>
          </table:table-cell>
          <table:table-cell office:value-type="float" office:value="163.919796217" calcext:value-type="float">
            <text:p>163,919796217</text:p>
          </table:table-cell>
          <table:table-cell office:value-type="float" office:value="166.029825324" calcext:value-type="float">
            <text:p>166,029825324</text:p>
          </table:table-cell>
          <table:table-cell office:value-type="float" office:value="180.608652544" calcext:value-type="float">
            <text:p>180,608652544</text:p>
          </table:table-cell>
          <table:table-cell office:value-type="float" office:value="136.4400468" calcext:value-type="float">
            <text:p>136,4400468</text:p>
          </table:table-cell>
          <table:table-cell office:value-type="float" office:value="149.6569844525" calcext:value-type="float">
            <text:p>149,6569844525</text:p>
          </table:table-cell>
          <table:table-cell office:value-type="float" office:value="145.0279358392" calcext:value-type="float">
            <text:p>145,0279358392</text:p>
          </table:table-cell>
          <table:table-cell office:value-type="float" office:value="106.13117034" calcext:value-type="float">
            <text:p>106,13117034</text:p>
          </table:table-cell>
          <table:table-cell office:value-type="float" office:value="207.250791264" calcext:value-type="float">
            <text:p>207,250791264</text:p>
          </table:table-cell>
          <table:table-cell table:number-columns-repeated="2" office:value-type="float" office:value="67.4350693296" calcext:value-type="float">
            <text:p>67,4350693296</text:p>
          </table:table-cell>
          <table:table-cell office:value-type="float" office:value="135.6114091" calcext:value-type="float">
            <text:p>135,6114091</text:p>
          </table:table-cell>
          <table:table-cell office:value-type="float" office:value="119.93401674" calcext:value-type="float">
            <text:p>119,93401674</text:p>
          </table:table-cell>
          <table:table-cell table:number-columns-repeated="1010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163.825922947742" calcext:value-type="float">
            <text:p>163,8259229477</text:p>
          </table:table-cell>
          <table:table-cell office:value-type="float" office:value="168.017791122425" calcext:value-type="float">
            <text:p>168,0177911224</text:p>
          </table:table-cell>
          <table:table-cell office:value-type="float" office:value="173.169107812932" calcext:value-type="float">
            <text:p>173,1691078129</text:p>
          </table:table-cell>
          <table:table-cell office:value-type="float" office:value="226.302641637632" calcext:value-type="float">
            <text:p>226,3026416376</text:p>
          </table:table-cell>
          <table:table-cell office:value-type="float" office:value="177.2356207932" calcext:value-type="float">
            <text:p>177,2356207932</text:p>
          </table:table-cell>
          <table:table-cell office:value-type="float" office:value="118.229017717475" calcext:value-type="float">
            <text:p>118,2290177175</text:p>
          </table:table-cell>
          <table:table-cell office:value-type="float" office:value="176.644025852146" calcext:value-type="float">
            <text:p>176,6440258521</text:p>
          </table:table-cell>
          <table:table-cell office:value-type="float" office:value="132.663962925" calcext:value-type="float">
            <text:p>132,663962925</text:p>
          </table:table-cell>
          <table:table-cell office:value-type="float" office:value="287.664098274432" calcext:value-type="float">
            <text:p>287,6640982744</text:p>
          </table:table-cell>
          <table:table-cell table:number-columns-repeated="2" office:value-type="float" office:value="73.4367904999344" calcext:value-type="float">
            <text:p>73,4367904999</text:p>
          </table:table-cell>
          <table:table-cell office:value-type="float" office:value="146.5959332371" calcext:value-type="float">
            <text:p>146,5959332371</text:p>
          </table:table-cell>
          <table:table-cell office:value-type="float" office:value="129.40880406246" calcext:value-type="float">
            <text:p>129,4088040625</text:p>
          </table:table-cell>
          <table:table-cell table:number-columns-repeated="1010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218.37995528934" calcext:value-type="float">
            <text:p>218,3799552893</text:p>
          </table:table-cell>
          <table:table-cell office:value-type="float" office:value="234.216800824661" calcext:value-type="float">
            <text:p>234,2168008247</text:p>
          </table:table-cell>
          <table:table-cell office:value-type="float" office:value="207.110252944267" calcext:value-type="float">
            <text:p>207,1102529443</text:p>
          </table:table-cell>
          <table:table-cell office:value-type="float" office:value="298.266881678399" calcext:value-type="float">
            <text:p>298,2668816784</text:p>
          </table:table-cell>
          <table:table-cell office:value-type="float" office:value="244.585156694616" calcext:value-type="float">
            <text:p>244,5851566946</text:p>
          </table:table-cell>
          <table:table-cell office:value-type="float" office:value="219.078369830481" calcext:value-type="float">
            <text:p>219,0783698305</text:p>
          </table:table-cell>
          <table:table-cell office:value-type="float" office:value="224.691200883929" calcext:value-type="float">
            <text:p>224,6912008839</text:p>
          </table:table-cell>
          <table:table-cell office:value-type="float" office:value="211.333692939525" calcext:value-type="float">
            <text:p>211,3336929395</text:p>
          </table:table-cell>
          <table:table-cell office:value-type="float" office:value="481.837364609674" calcext:value-type="float">
            <text:p>481,8373646097</text:p>
          </table:table-cell>
          <table:table-cell table:number-columns-repeated="2" office:value-type="float" office:value="97.7443681554127" calcext:value-type="float">
            <text:p>97,7443681554</text:p>
          </table:table-cell>
          <table:table-cell office:value-type="float" office:value="180.312997881633" calcext:value-type="float">
            <text:p>180,3129978816</text:p>
          </table:table-cell>
          <table:table-cell office:value-type="float" office:value="152.57297998964" calcext:value-type="float">
            <text:p>152,5729799896</text:p>
          </table:table-cell>
          <table:table-cell table:number-columns-repeated="1010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245.895829655796" calcext:value-type="float">
            <text:p>245,8958296558</text:p>
          </table:table-cell>
          <table:table-cell office:value-type="float" office:value="261.85438332197" calcext:value-type="float">
            <text:p>261,854383322</text:p>
          </table:table-cell>
          <table:table-cell office:value-type="float" office:value="258.887816180333" calcext:value-type="float">
            <text:p>258,8878161803</text:p>
          </table:table-cell>
          <table:table-cell office:value-type="float" office:value="332.269306189737" calcext:value-type="float">
            <text:p>332,2693061897</text:p>
          </table:table-cell>
          <table:table-cell office:value-type="float" office:value="253.634807492317" calcext:value-type="float">
            <text:p>253,6348074923</text:p>
          </table:table-cell>
          <table:table-cell office:value-type="float" office:value="271.438100219966" calcext:value-type="float">
            <text:p>271,43810022</text:p>
          </table:table-cell>
          <table:table-cell office:value-type="float" office:value="283.784986716403" calcext:value-type="float">
            <text:p>283,7849867164</text:p>
          </table:table-cell>
          <table:table-cell office:value-type="float" office:value="187.241651944419" calcext:value-type="float">
            <text:p>187,2416519444</text:p>
          </table:table-cell>
          <table:table-cell office:value-type="float" office:value="543.512547279712" calcext:value-type="float">
            <text:p>543,5125472797</text:p>
          </table:table-cell>
          <table:table-cell table:number-columns-repeated="2" office:value-type="float" office:value="79.8571487829722" calcext:value-type="float">
            <text:p>79,857148783</text:p>
          </table:table-cell>
          <table:table-cell office:value-type="float" office:value="219.621231419829" calcext:value-type="float">
            <text:p>219,6212314198</text:p>
          </table:table-cell>
          <table:table-cell office:value-type="float" office:value="197.734582066574" calcext:value-type="float">
            <text:p>197,7345820666</text:p>
          </table:table-cell>
          <table:table-cell table:number-columns-repeated="1010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76.141016703459" calcext:value-type="float">
            <text:p>276,1410167035</text:p>
          </table:table-cell>
          <table:table-cell office:value-type="float" office:value="267.09147098841" calcext:value-type="float">
            <text:p>267,0914709884</text:p>
          </table:table-cell>
          <table:table-cell office:value-type="float" office:value="272.09109480553" calcext:value-type="float">
            <text:p>272,0910948055</text:p>
          </table:table-cell>
          <table:table-cell office:value-type="float" office:value="421.317480248586" calcext:value-type="float">
            <text:p>421,3174802486</text:p>
          </table:table-cell>
          <table:table-cell office:value-type="float" office:value="259.975677679625" calcext:value-type="float">
            <text:p>259,9756776796</text:p>
          </table:table-cell>
          <table:table-cell office:value-type="float" office:value="232.079575688071" calcext:value-type="float">
            <text:p>232,0795756881</text:p>
          </table:table-cell>
          <table:table-cell office:value-type="float" office:value="365.23127790401" calcext:value-type="float">
            <text:p>365,231277904</text:p>
          </table:table-cell>
          <table:table-cell office:value-type="float" office:value="211.583066697194" calcext:value-type="float">
            <text:p>211,5830666972</text:p>
          </table:table-cell>
          <table:table-cell office:value-type="float" office:value="571.231687190977" calcext:value-type="float">
            <text:p>571,231687191</text:p>
          </table:table-cell>
          <table:table-cell table:number-columns-repeated="2" office:value-type="float" office:value="91.4364353565031" calcext:value-type="float">
            <text:p>91,4364353565</text:p>
          </table:table-cell>
          <table:table-cell office:value-type="float" office:value="267.718281100771" calcext:value-type="float">
            <text:p>267,7182811008</text:p>
          </table:table-cell>
          <table:table-cell office:value-type="float" office:value="215.728429034632" calcext:value-type="float">
            <text:p>215,7284290346</text:p>
          </table:table-cell>
          <table:table-cell table:number-columns-repeated="1010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317.562169208978" calcext:value-type="float">
            <text:p>317,562169209</text:p>
          </table:table-cell>
          <table:table-cell office:value-type="float" office:value="283.116959247714" calcext:value-type="float">
            <text:p>283,1169592477</text:p>
          </table:table-cell>
          <table:table-cell office:value-type="float" office:value="289.77701596789" calcext:value-type="float">
            <text:p>289,7770159679</text:p>
          </table:table-cell>
          <table:table-cell office:value-type="float" office:value="442.804671741264" calcext:value-type="float">
            <text:p>442,8046717413</text:p>
          </table:table-cell>
          <table:table-cell office:value-type="float" office:value="220.199398994642" calcext:value-type="float">
            <text:p>220,1993989946</text:p>
          </table:table-cell>
          <table:table-cell office:value-type="float" office:value="199.820514667429" calcext:value-type="float">
            <text:p>199,8205146674</text:p>
          </table:table-cell>
          <table:table-cell office:value-type="float" office:value="397.371630359563" calcext:value-type="float">
            <text:p>397,3716303596</text:p>
          </table:table-cell>
          <table:table-cell office:value-type="float" office:value="249.668018702688" calcext:value-type="float">
            <text:p>249,6680187027</text:p>
          </table:table-cell>
          <table:table-cell office:value-type="float" office:value="610.075441919963" calcext:value-type="float">
            <text:p>610,07544192</text:p>
          </table:table-cell>
          <table:table-cell table:number-columns-repeated="2" office:value-type="float" office:value="84.9444484461914" calcext:value-type="float">
            <text:p>84,9444484462</text:p>
          </table:table-cell>
          <table:table-cell office:value-type="float" office:value="297.167292021856" calcext:value-type="float">
            <text:p>297,1672920219</text:p>
          </table:table-cell>
          <table:table-cell office:value-type="float" office:value="235.791172934853" calcext:value-type="float">
            <text:p>235,7911729349</text:p>
          </table:table-cell>
          <table:table-cell table:number-columns-repeated="1010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311.210925824799" calcext:value-type="float">
            <text:p>311,2109258248</text:p>
          </table:table-cell>
          <table:table-cell office:value-type="float" office:value="303.218263354302" calcext:value-type="float">
            <text:p>303,2182633543</text:p>
          </table:table-cell>
          <table:table-cell office:value-type="float" office:value="301.368096606605" calcext:value-type="float">
            <text:p>301,3680966066</text:p>
          </table:table-cell>
          <table:table-cell office:value-type="float" office:value="441.919062397781" calcext:value-type="float">
            <text:p>441,9190623978</text:p>
          </table:table-cell>
          <table:table-cell office:value-type="float" office:value="219.538800797658" calcext:value-type="float">
            <text:p>219,5388007977</text:p>
          </table:table-cell>
          <table:table-cell office:value-type="float" office:value="222.999694368851" calcext:value-type="float">
            <text:p>222,9996943689</text:p>
          </table:table-cell>
          <table:table-cell office:value-type="float" office:value="398.563745250642" calcext:value-type="float">
            <text:p>398,5637452506</text:p>
          </table:table-cell>
          <table:table-cell office:value-type="float" office:value="250.666690777499" calcext:value-type="float">
            <text:p>250,6666907775</text:p>
          </table:table-cell>
          <table:table-cell office:value-type="float" office:value="576.521292614365" calcext:value-type="float">
            <text:p>576,5212926144</text:p>
          </table:table-cell>
          <table:table-cell table:number-columns-repeated="2" office:value-type="float" office:value="45.8700021609434" calcext:value-type="float">
            <text:p>45,8700021609</text:p>
          </table:table-cell>
          <table:table-cell office:value-type="float" office:value="311.728489330927" calcext:value-type="float">
            <text:p>311,7284893309</text:p>
          </table:table-cell>
          <table:table-cell office:value-type="float" office:value="257.483960844859" calcext:value-type="float">
            <text:p>257,4839608449</text:p>
          </table:table-cell>
          <table:table-cell table:number-columns-repeated="1010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314.634246008871" calcext:value-type="float">
            <text:p>314,6342460089</text:p>
          </table:table-cell>
          <table:table-cell office:value-type="float" office:value="297.45711635057" calcext:value-type="float">
            <text:p>297,4571163506</text:p>
          </table:table-cell>
          <table:table-cell office:value-type="float" office:value="289.614740838948" calcext:value-type="float">
            <text:p>289,6147408389</text:p>
          </table:table-cell>
          <table:table-cell office:value-type="float" office:value="432.19684302503" calcext:value-type="float">
            <text:p>432,196843025</text:p>
          </table:table-cell>
          <table:table-cell office:value-type="float" office:value="209.220477160168" calcext:value-type="float">
            <text:p>209,2204771602</text:p>
          </table:table-cell>
          <table:table-cell office:value-type="float" office:value="220.323698036425" calcext:value-type="float">
            <text:p>220,3236980364</text:p>
          </table:table-cell>
          <table:table-cell office:value-type="float" office:value="399.360872741143" calcext:value-type="float">
            <text:p>399,3608727411</text:p>
          </table:table-cell>
          <table:table-cell office:value-type="float" office:value="247.408023797392" calcext:value-type="float">
            <text:p>247,4080237974</text:p>
          </table:table-cell>
          <table:table-cell office:value-type="float" office:value="507.338737500642" calcext:value-type="float">
            <text:p>507,3387375006</text:p>
          </table:table-cell>
          <table:table-cell table:number-columns-repeated="2" office:value-type="float" office:value="40.503211908113" calcext:value-type="float">
            <text:p>40,5032119081</text:p>
          </table:table-cell>
          <table:table-cell office:value-type="float" office:value="313.910588756244" calcext:value-type="float">
            <text:p>313,9105887562</text:p>
          </table:table-cell>
          <table:table-cell office:value-type="float" office:value="263.148607983446" calcext:value-type="float">
            <text:p>263,1486079834</text:p>
          </table:table-cell>
          <table:table-cell table:number-columns-repeated="1010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356.79523497406" calcext:value-type="float">
            <text:p>356,7952349741</text:p>
          </table:table-cell>
          <table:table-cell office:value-type="float" office:value="329.879942032783" calcext:value-type="float">
            <text:p>329,8799420328</text:p>
          </table:table-cell>
          <table:table-cell office:value-type="float" office:value="339.138861522408" calcext:value-type="float">
            <text:p>339,1388615224</text:p>
          </table:table-cell>
          <table:table-cell office:value-type="float" office:value="474.984330484508" calcext:value-type="float">
            <text:p>474,9843304845</text:p>
          </table:table-cell>
          <table:table-cell office:value-type="float" office:value="236.41913919099" calcext:value-type="float">
            <text:p>236,419139191</text:p>
          </table:table-cell>
          <table:table-cell office:value-type="float" office:value="232.882148824501" calcext:value-type="float">
            <text:p>232,8821488245</text:p>
          </table:table-cell>
          <table:table-cell office:value-type="float" office:value="450.479064452009" calcext:value-type="float">
            <text:p>450,479064452</text:p>
          </table:table-cell>
          <table:table-cell office:value-type="float" office:value="252.356184273339" calcext:value-type="float">
            <text:p>252,3561842733</text:p>
          </table:table-cell>
          <table:table-cell office:value-type="float" office:value="633.158744400801" calcext:value-type="float">
            <text:p>633,1587444008</text:p>
          </table:table-cell>
          <table:table-cell table:number-columns-repeated="2" office:value-type="float" office:value="42.1638435963456" calcext:value-type="float">
            <text:p>42,1638435963</text:p>
          </table:table-cell>
          <table:table-cell office:value-type="float" office:value="350.010306463212" calcext:value-type="float">
            <text:p>350,0103064632</text:p>
          </table:table-cell>
          <table:table-cell office:value-type="float" office:value="297.094778413311" calcext:value-type="float">
            <text:p>297,0947784133</text:p>
          </table:table-cell>
          <table:table-cell table:number-columns-repeated="1010"/>
        </table:table-row>
      </table:table>
      <table:table table:name="Аркуш2" table:style-name="ta1">
        <table:table-column table:style-name="co1" table:number-columns-repeated="14" table:default-cell-style-name="ce4"/>
        <table:table-column table:style-name="co1" table:number-columns-repeated="16" table:default-cell-style-name="Default"/>
        <table:table-row table:style-name="ro3">
          <table:table-cell office:value-type="string">
            <text:p>рік</text:p>
          </table:table-cell>
          <table:table-cell office:value-type="string">
            <text:p>хліб і хлібо-продукти</text:p>
          </table:table-cell>
          <table:table-cell office:value-type="string">
            <text:p>м’ясо і м’ясо-продукти</text:p>
          </table:table-cell>
          <table:table-cell office:value-type="string">
            <text:p>риба і рибо-продукти</text:p>
          </table:table-cell>
          <table:table-cell office:value-type="string">
            <text:p>молоко, сир</text:p>
          </table:table-cell>
          <table:table-cell office:value-type="string">
            <text:p>яйця</text:p>
          </table:table-cell>
          <table:table-cell office:value-type="string">
            <text:p>сало та інші тваринні жир</text:p>
          </table:table-cell>
          <table:table-cell office:value-type="string">
            <text:p>масло</text:p>
          </table:table-cell>
          <table:table-cell office:value-type="string">
            <text:p>олія та інші рослинні жири</text:p>
          </table:table-cell>
          <table:table-cell office:value-type="string">
            <text:p>фрукти</text:p>
          </table:table-cell>
          <table:table-cell office:value-type="string">
            <text:p>овочі, без картоплі</text:p>
          </table:table-cell>
          <table:table-cell office:value-type="string">
            <text:p>картопля</text:p>
          </table:table-cell>
          <table:table-cell office:value-type="string">
            <text:p>цукор, джем,мед, <text:s/>сироп, шоколад та конд. Вироби</text:p>
          </table:table-cell>
          <table:table-cell office:value-type="string">
            <text:p>Без-алкогольні напої</text:p>
          </table:table-cell>
          <table:table-cell table:style-name="ce4" office:value-type="string">
            <text:p>Грошові витрати на харчування</text:p>
          </table:table-cell>
          <table:table-cell table:style-name="ce4" office:value-type="string">
            <text:p>Загальні грошові витрати домогосподарства</text:p>
          </table:table-cell>
          <table:table-cell table:style-name="ce4" office:value-type="string">
            <text:p>хліб і хлібо-продукти</text:p>
          </table:table-cell>
          <table:table-cell table:style-name="ce4" office:value-type="string">
            <text:p>м’ясо і м’ясо-продукти</text:p>
          </table:table-cell>
          <table:table-cell table:style-name="ce4" office:value-type="string">
            <text:p>риба і рибо-продукти</text:p>
          </table:table-cell>
          <table:table-cell table:style-name="ce4" office:value-type="string">
            <text:p>молоко, сир</text:p>
          </table:table-cell>
          <table:table-cell table:style-name="ce4" office:value-type="string">
            <text:p>яйця</text:p>
          </table:table-cell>
          <table:table-cell table:style-name="ce4" office:value-type="string">
            <text:p>сало та інші тваринні жир</text:p>
          </table:table-cell>
          <table:table-cell table:style-name="ce4" office:value-type="string">
            <text:p>масло</text:p>
          </table:table-cell>
          <table:table-cell table:style-name="ce4" office:value-type="string">
            <text:p>олія та інші рослинні жири</text:p>
          </table:table-cell>
          <table:table-cell table:style-name="ce4" office:value-type="string">
            <text:p>фрукти</text:p>
          </table:table-cell>
          <table:table-cell table:style-name="ce4" office:value-type="string">
            <text:p>овочі, без картоплі</text:p>
          </table:table-cell>
          <table:table-cell table:style-name="ce4" office:value-type="string">
            <text:p>картопля</text:p>
          </table:table-cell>
          <table:table-cell table:style-name="ce4" office:value-type="string">
            <text:p>цукор, джем,мед, <text:s/>сироп, шоколад та конд. Вироби</text:p>
          </table:table-cell>
          <table:table-cell table:style-name="ce4" office:value-type="string">
            <text:p>Без-алкогольні напої</text:p>
          </table:table-cell>
          <table:table-cell/>
        </table:table-row>
        <table:table-row table:style-name="ro2">
          <table:table-cell/>
          <table:table-cell office:value-type="string">
            <text:p>xfood1</text:p>
          </table:table-cell>
          <table:table-cell office:value-type="string">
            <text:p>xfood2</text:p>
          </table:table-cell>
          <table:table-cell office:value-type="string">
            <text:p>xfood3</text:p>
          </table:table-cell>
          <table:table-cell office:value-type="string">
            <text:p>xfood4</text:p>
          </table:table-cell>
          <table:table-cell office:value-type="string">
            <text:p>xfood5</text:p>
          </table:table-cell>
          <table:table-cell office:value-type="string">
            <text:p>xfood6</text:p>
          </table:table-cell>
          <table:table-cell office:value-type="string">
            <text:p>xfood7</text:p>
          </table:table-cell>
          <table:table-cell office:value-type="string">
            <text:p>xfood8</text:p>
          </table:table-cell>
          <table:table-cell office:value-type="string">
            <text:p>xfood9</text:p>
          </table:table-cell>
          <table:table-cell office:value-type="string">
            <text:p>xfood10</text:p>
          </table:table-cell>
          <table:table-cell office:value-type="string">
            <text:p>xfood11</text:p>
          </table:table-cell>
          <table:table-cell office:value-type="string">
            <text:p>xfood12</text:p>
          </table:table-cell>
          <table:table-cell office:value-type="string">
            <text:p>xfood13</text:p>
          </table:table-cell>
          <table:table-cell table:style-name="ce4" office:value-type="string">
            <text:p>xfood</text:p>
          </table:table-cell>
          <table:table-cell table:style-name="ce4"/>
          <table:table-cell office:value-type="string">
            <text:p>wfood1</text:p>
          </table:table-cell>
          <table:table-cell office:value-type="string">
            <text:p>wfood2</text:p>
          </table:table-cell>
          <table:table-cell office:value-type="string">
            <text:p>wfood3</text:p>
          </table:table-cell>
          <table:table-cell office:value-type="string">
            <text:p>wfood4</text:p>
          </table:table-cell>
          <table:table-cell office:value-type="string">
            <text:p>wfood5</text:p>
          </table:table-cell>
          <table:table-cell office:value-type="string">
            <text:p>wfood6</text:p>
          </table:table-cell>
          <table:table-cell office:value-type="string">
            <text:p>wfood7</text:p>
          </table:table-cell>
          <table:table-cell office:value-type="string">
            <text:p>wfood8</text:p>
          </table:table-cell>
          <table:table-cell office:value-type="string">
            <text:p>wfood9</text:p>
          </table:table-cell>
          <table:table-cell office:value-type="string">
            <text:p>wfood10</text:p>
          </table:table-cell>
          <table:table-cell office:value-type="string">
            <text:p>wfood11</text:p>
          </table:table-cell>
          <table:table-cell office:value-type="string">
            <text:p>wfood12</text:p>
          </table:table-cell>
          <table:table-cell office:value-type="string">
            <text:p>wfood13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59.31">
            <text:p>59,31</text:p>
          </table:table-cell>
          <table:table-cell office:value-type="float" office:value="55.13">
            <text:p>55,13</text:p>
          </table:table-cell>
          <table:table-cell office:value-type="float" office:value="19.78">
            <text:p>19,78</text:p>
          </table:table-cell>
          <table:table-cell office:value-type="float" office:value="24.77">
            <text:p>24,77</text:p>
          </table:table-cell>
          <table:table-cell office:value-type="float" office:value="7.4">
            <text:p>7,4</text:p>
          </table:table-cell>
          <table:table-cell office:value-type="float" office:value="12.15">
            <text:p>12,15</text:p>
          </table:table-cell>
          <table:table-cell office:value-type="float" office:value="5.78">
            <text:p>5,78</text:p>
          </table:table-cell>
          <table:table-cell office:value-type="float" office:value="20.61">
            <text:p>20,61</text:p>
          </table:table-cell>
          <table:table-cell office:value-type="float" office:value="12.47">
            <text:p>12,47</text:p>
          </table:table-cell>
          <table:table-cell table:formula="of:=26.51-9.35" office:value-type="float" office:value="17.16">
            <text:p>17,16</text:p>
          </table:table-cell>
          <table:table-cell office:value-type="float" office:value="9.35">
            <text:p>9,35</text:p>
          </table:table-cell>
          <table:table-cell office:value-type="float" office:value="32.07">
            <text:p>32,07</text:p>
          </table:table-cell>
          <table:table-cell office:value-type="float" office:value="11.26">
            <text:p>11,26</text:p>
          </table:table-cell>
          <table:table-cell table:style-name="ce4" table:formula="of:=SUM([.B3:.N3])" office:value-type="float" office:value="287.24">
            <text:p>287,24</text:p>
          </table:table-cell>
          <table:table-cell table:style-name="ce4" office:value-type="float" office:value="498.7">
            <text:p>498,7</text:p>
          </table:table-cell>
          <table:table-cell table:formula="of:=[.B3]/[.O3]" office:value-type="float" office:value="0.206482384069071">
            <text:p>0,2064823841</text:p>
          </table:table-cell>
          <table:table-cell table:formula="of:=[.C3]/[.O3]" office:value-type="float" office:value="0.191930093301769">
            <text:p>0,1919300933</text:p>
          </table:table-cell>
          <table:table-cell table:formula="of:=[.D3]/[.O3]" office:value-type="float" office:value="0.0688622754491018">
            <text:p>0,0688622754</text:p>
          </table:table-cell>
          <table:table-cell table:formula="of:=[.E3]/[.O3]" office:value-type="float" office:value="0.0862345077287286">
            <text:p>0,0862345077</text:p>
          </table:table-cell>
          <table:table-cell table:formula="of:=[.F3]/[.O3]" office:value-type="float" office:value="0.0257624286311099">
            <text:p>0,0257624286</text:p>
          </table:table-cell>
          <table:table-cell table:formula="of:=[.G3]/[.O3]" office:value-type="float" office:value="0.0422991226848628">
            <text:p>0,0422991227</text:p>
          </table:table-cell>
          <table:table-cell table:formula="of:=[.H3]/[.O3]" office:value-type="float" office:value="0.0201225456064615">
            <text:p>0,0201225456</text:p>
          </table:table-cell>
          <table:table-cell table:formula="of:=[.I3]/[.O3]" office:value-type="float" office:value="0.0717518451469155">
            <text:p>0,0717518451</text:p>
          </table:table-cell>
          <table:table-cell table:formula="of:=[.J3]/[.O3]" office:value-type="float" office:value="0.0434131736526946">
            <text:p>0,0434131737</text:p>
          </table:table-cell>
          <table:table-cell table:formula="of:=[.K3]/[.O3]" office:value-type="float" office:value="0.0597409831499791">
            <text:p>0,0597409831</text:p>
          </table:table-cell>
          <table:table-cell table:formula="of:=[.L3]/[.O3]" office:value-type="float" office:value="0.0325511767163348">
            <text:p>0,0325511767</text:p>
          </table:table-cell>
          <table:table-cell table:formula="of:=[.M3]/[.O3]" office:value-type="float" office:value="0.111648795432391">
            <text:p>0,1116487954</text:p>
          </table:table-cell>
          <table:table-cell table:formula="of:=[.N3]/[.O3]" office:value-type="float" office:value="0.0392006684305807">
            <text:p>0,0392006684</text:p>
          </table:table-cell>
          <table:table-cell table:formula="of:=SUM([.Q3:.AC3])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66.44">
            <text:p>66,44</text:p>
          </table:table-cell>
          <table:table-cell office:value-type="float" office:value="64.05">
            <text:p>64,05</text:p>
          </table:table-cell>
          <table:table-cell office:value-type="float" office:value="21.71">
            <text:p>21,71</text:p>
          </table:table-cell>
          <table:table-cell office:value-type="float" office:value="25.61">
            <text:p>25,61</text:p>
          </table:table-cell>
          <table:table-cell office:value-type="float" office:value="9.05">
            <text:p>9,05</text:p>
          </table:table-cell>
          <table:table-cell office:value-type="float" office:value="10.82">
            <text:p>10,82</text:p>
          </table:table-cell>
          <table:table-cell office:value-type="float" office:value="7.87">
            <text:p>7,87</text:p>
          </table:table-cell>
          <table:table-cell office:value-type="float" office:value="19.13">
            <text:p>19,13</text:p>
          </table:table-cell>
          <table:table-cell office:value-type="float" office:value="13.93">
            <text:p>13,93</text:p>
          </table:table-cell>
          <table:table-cell table:formula="of:=31.63-10.94" office:value-type="float" office:value="20.69">
            <text:p>20,69</text:p>
          </table:table-cell>
          <table:table-cell office:value-type="float" office:value="10.94">
            <text:p>10,94</text:p>
          </table:table-cell>
          <table:table-cell office:value-type="float" office:value="34.91">
            <text:p>34,91</text:p>
          </table:table-cell>
          <table:table-cell office:value-type="float" office:value="16.02">
            <text:p>16,02</text:p>
          </table:table-cell>
          <table:table-cell table:style-name="ce4" table:formula="of:=SUM([.B4:.N4])" office:value-type="float" office:value="321.17">
            <text:p>321,17</text:p>
          </table:table-cell>
          <table:table-cell table:style-name="ce4" office:value-type="float" office:value="569.83">
            <text:p>569,83</text:p>
          </table:table-cell>
          <table:table-cell table:formula="of:=[.B4]/[.O4]" office:value-type="float" office:value="0.206868636547623">
            <text:p>0,2068686365</text:p>
          </table:table-cell>
          <table:table-cell table:formula="of:=[.C4]/[.O4]" office:value-type="float" office:value="0.199427094685058">
            <text:p>0,1994270947</text:p>
          </table:table-cell>
          <table:table-cell table:formula="of:=[.D4]/[.O4]" office:value-type="float" office:value="0.0675965999315005">
            <text:p>0,0675965999</text:p>
          </table:table-cell>
          <table:table-cell table:formula="of:=[.E4]/[.O4]" office:value-type="float" office:value="0.0797397017156023">
            <text:p>0,0797397017</text:p>
          </table:table-cell>
          <table:table-cell table:formula="of:=[.F4]/[.O4]" office:value-type="float" office:value="0.0281782233708005">
            <text:p>0,0281782234</text:p>
          </table:table-cell>
          <table:table-cell table:formula="of:=[.G4]/[.O4]" office:value-type="float" office:value="0.0336893234112775">
            <text:p>0,0336893234</text:p>
          </table:table-cell>
          <table:table-cell table:formula="of:=[.H4]/[.O4]" office:value-type="float" office:value="0.0245041566771492">
            <text:p>0,0245041567</text:p>
          </table:table-cell>
          <table:table-cell table:formula="of:=[.I4]/[.O4]" office:value-type="float" office:value="0.0595634710589408">
            <text:p>0,0595634711</text:p>
          </table:table-cell>
          <table:table-cell table:formula="of:=[.J4]/[.O4]" office:value-type="float" office:value="0.0433726686801383">
            <text:p>0,0433726687</text:p>
          </table:table-cell>
          <table:table-cell table:formula="of:=[.K4]/[.O4]" office:value-type="float" office:value="0.0644207117725815">
            <text:p>0,0644207118</text:p>
          </table:table-cell>
          <table:table-cell table:formula="of:=[.L4]/[.O4]" office:value-type="float" office:value="0.0340629573123268">
            <text:p>0,0340629573</text:p>
          </table:table-cell>
          <table:table-cell table:formula="of:=[.M4]/[.O4]" office:value-type="float" office:value="0.108696329046922">
            <text:p>0,108696329</text:p>
          </table:table-cell>
          <table:table-cell table:formula="of:=[.N4]/[.O4]" office:value-type="float" office:value="0.04988012579008">
            <text:p>0,0498801258</text:p>
          </table:table-cell>
          <table:table-cell table:formula="of:=SUM([.Q4:.AC4])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float" office:value="84.71">
            <text:p>84,71</text:p>
          </table:table-cell>
          <table:table-cell office:value-type="float" office:value="89.74">
            <text:p>89,74</text:p>
          </table:table-cell>
          <table:table-cell office:value-type="float" office:value="30.22">
            <text:p>30,22</text:p>
          </table:table-cell>
          <table:table-cell office:value-type="float" office:value="31.73">
            <text:p>31,73</text:p>
          </table:table-cell>
          <table:table-cell office:value-type="float" office:value="11.34">
            <text:p>11,34</text:p>
          </table:table-cell>
          <table:table-cell office:value-type="float" office:value="14.78">
            <text:p>14,78</text:p>
          </table:table-cell>
          <table:table-cell office:value-type="float" office:value="10.01">
            <text:p>10,01</text:p>
          </table:table-cell>
          <table:table-cell office:value-type="float" office:value="23.73">
            <text:p>23,73</text:p>
          </table:table-cell>
          <table:table-cell office:value-type="float" office:value="17.83">
            <text:p>17,83</text:p>
          </table:table-cell>
          <table:table-cell table:formula="of:=30.91-8.75" office:value-type="float" office:value="22.16">
            <text:p>22,16</text:p>
          </table:table-cell>
          <table:table-cell office:value-type="float" office:value="8.75">
            <text:p>8,75</text:p>
          </table:table-cell>
          <table:table-cell office:value-type="float" office:value="40.47">
            <text:p>40,47</text:p>
          </table:table-cell>
          <table:table-cell office:value-type="float" office:value="21.07">
            <text:p>21,07</text:p>
          </table:table-cell>
          <table:table-cell table:style-name="ce4" table:formula="of:=SUM([.B5:.N5])" office:value-type="float" office:value="406.54">
            <text:p>406,54</text:p>
          </table:table-cell>
          <table:table-cell table:style-name="ce4" office:value-type="float" office:value="719.58">
            <text:p>719,58</text:p>
          </table:table-cell>
          <table:table-cell table:formula="of:=[.B5]/[.O5]" office:value-type="float" office:value="0.208368180252866">
            <text:p>0,2083681803</text:p>
          </table:table-cell>
          <table:table-cell table:formula="of:=[.C5]/[.O5]" office:value-type="float" office:value="0.220740886505633">
            <text:p>0,2207408865</text:p>
          </table:table-cell>
          <table:table-cell table:formula="of:=[.D5]/[.O5]" office:value-type="float" office:value="0.0743346288188124">
            <text:p>0,0743346288</text:p>
          </table:table-cell>
          <table:table-cell table:formula="of:=[.E5]/[.O5]" office:value-type="float" office:value="0.0780489004771978">
            <text:p>0,0780489005</text:p>
          </table:table-cell>
          <table:table-cell table:formula="of:=[.F5]/[.O5]" office:value-type="float" office:value="0.0278939341762188">
            <text:p>0,0278939342</text:p>
          </table:table-cell>
          <table:table-cell table:formula="of:=[.G5]/[.O5]" office:value-type="float" office:value="0.0363555861661829">
            <text:p>0,0363555862</text:p>
          </table:table-cell>
          <table:table-cell table:formula="of:=[.H5]/[.O5]" office:value-type="float" office:value="0.0246224233777734">
            <text:p>0,0246224234</text:p>
          </table:table-cell>
          <table:table-cell table:formula="of:=[.I5]/[.O5]" office:value-type="float" office:value="0.0583706400354209">
            <text:p>0,05837064</text:p>
          </table:table-cell>
          <table:table-cell table:formula="of:=[.J5]/[.O5]" office:value-type="float" office:value="0.0438579229596104">
            <text:p>0,043857923</text:p>
          </table:table-cell>
          <table:table-cell table:formula="of:=[.K5]/[.O5]" office:value-type="float" office:value="0.0545087814237222">
            <text:p>0,0545087814</text:p>
          </table:table-cell>
          <table:table-cell table:formula="of:=[.L5]/[.O5]" office:value-type="float" office:value="0.0215230973581935">
            <text:p>0,0215230974</text:p>
          </table:table-cell>
          <table:table-cell table:formula="of:=[.M5]/[.O5]" office:value-type="float" office:value="0.0995474000098391">
            <text:p>0,0995474</text:p>
          </table:table-cell>
          <table:table-cell table:formula="of:=[.N5]/[.O5]" office:value-type="float" office:value="0.05182761843853">
            <text:p>0,0518276184</text:p>
          </table:table-cell>
          <table:table-cell table:formula="of:=SUM([.Q5:.AC5])" office:value-type="float" office:value="1">
            <text:p>1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87.99">
            <text:p>87,99</text:p>
          </table:table-cell>
          <table:table-cell office:value-type="float" office:value="138.91">
            <text:p>138,91</text:p>
          </table:table-cell>
          <table:table-cell office:value-type="float" office:value="46.61">
            <text:p>46,61</text:p>
          </table:table-cell>
          <table:table-cell office:value-type="float" office:value="45.12">
            <text:p>45,12</text:p>
          </table:table-cell>
          <table:table-cell office:value-type="float" office:value="15.24">
            <text:p>15,24</text:p>
          </table:table-cell>
          <table:table-cell office:value-type="float" office:value="21.18">
            <text:p>21,18</text:p>
          </table:table-cell>
          <table:table-cell office:value-type="float" office:value="13.01">
            <text:p>13,01</text:p>
          </table:table-cell>
          <table:table-cell office:value-type="float" office:value="28.29">
            <text:p>28,29</text:p>
          </table:table-cell>
          <table:table-cell office:value-type="float" office:value="27.75">
            <text:p>27,75</text:p>
          </table:table-cell>
          <table:table-cell table:formula="of:=47.06-13.25" office:value-type="float" office:value="33.81">
            <text:p>33,81</text:p>
          </table:table-cell>
          <table:table-cell office:value-type="float" office:value="13.25">
            <text:p>13,25</text:p>
          </table:table-cell>
          <table:table-cell office:value-type="float" office:value="53.02">
            <text:p>53,02</text:p>
          </table:table-cell>
          <table:table-cell office:value-type="float" office:value="29.59">
            <text:p>29,59</text:p>
          </table:table-cell>
          <table:table-cell table:style-name="ce4" table:formula="of:=SUM([.B6:.N6])" office:value-type="float" office:value="553.77">
            <text:p>553,77</text:p>
          </table:table-cell>
          <table:table-cell table:style-name="ce4" office:value-type="float" office:value="977.82">
            <text:p>977,82</text:p>
          </table:table-cell>
          <table:table-cell table:formula="of:=[.B6]/[.O6]" office:value-type="float" office:value="0.158892681076981">
            <text:p>0,1588926811</text:p>
          </table:table-cell>
          <table:table-cell table:formula="of:=[.C6]/[.O6]" office:value-type="float" office:value="0.250844213301551">
            <text:p>0,2508442133</text:p>
          </table:table-cell>
          <table:table-cell table:formula="of:=[.D6]/[.O6]" office:value-type="float" office:value="0.0841685176156166">
            <text:p>0,0841685176</text:p>
          </table:table-cell>
          <table:table-cell table:formula="of:=[.E6]/[.O6]" office:value-type="float" office:value="0.0814778698737743">
            <text:p>0,0814778699</text:p>
          </table:table-cell>
          <table:table-cell table:formula="of:=[.F6]/[.O6]" office:value-type="float" office:value="0.0275204507286419">
            <text:p>0,0275204507</text:p>
          </table:table-cell>
          <table:table-cell table:formula="of:=[.G6]/[.O6]" office:value-type="float" office:value="0.0382469256189393">
            <text:p>0,0382469256</text:p>
          </table:table-cell>
          <table:table-cell table:formula="of:=[.H6]/[.O6]" office:value-type="float" office:value="0.0234935081351464">
            <text:p>0,0234935081</text:p>
          </table:table-cell>
          <table:table-cell table:formula="of:=[.I6]/[.O6]" office:value-type="float" office:value="0.0510861910179316">
            <text:p>0,051086191</text:p>
          </table:table-cell>
          <table:table-cell table:formula="of:=[.J6]/[.O6]" office:value-type="float" office:value="0.0501110569369955">
            <text:p>0,0501110569</text:p>
          </table:table-cell>
          <table:table-cell table:formula="of:=[.K6]/[.O6]" office:value-type="float" office:value="0.0610542282897232">
            <text:p>0,0610542283</text:p>
          </table:table-cell>
          <table:table-cell table:formula="of:=[.L6]/[.O6]" office:value-type="float" office:value="0.0239269010600069">
            <text:p>0,0239269011</text:p>
          </table:table-cell>
          <table:table-cell table:formula="of:=[.M6]/[.O6]" office:value-type="float" office:value="0.0957437203170992">
            <text:p>0,0957437203</text:p>
          </table:table-cell>
          <table:table-cell table:formula="of:=[.N6]/[.O6]" office:value-type="float" office:value="0.0534337360275927">
            <text:p>0,053433736</text:p>
          </table:table-cell>
          <table:table-cell table:formula="of:=SUM([.Q6:.AC6])" office:value-type="float" office:value="1">
            <text:p>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93.37">
            <text:p>93,37</text:p>
          </table:table-cell>
          <table:table-cell office:value-type="float" office:value="157.79">
            <text:p>157,79</text:p>
          </table:table-cell>
          <table:table-cell office:value-type="float" office:value="53.06">
            <text:p>53,06</text:p>
          </table:table-cell>
          <table:table-cell office:value-type="float" office:value="51.53">
            <text:p>51,53</text:p>
          </table:table-cell>
          <table:table-cell office:value-type="float" office:value="12.16">
            <text:p>12,16</text:p>
          </table:table-cell>
          <table:table-cell office:value-type="float" office:value="19.08">
            <text:p>19,08</text:p>
          </table:table-cell>
          <table:table-cell office:value-type="float" office:value="14.27">
            <text:p>14,27</text:p>
          </table:table-cell>
          <table:table-cell office:value-type="float" office:value="25.16">
            <text:p>25,16</text:p>
          </table:table-cell>
          <table:table-cell office:value-type="float" office:value="36.42">
            <text:p>36,42</text:p>
          </table:table-cell>
          <table:table-cell table:formula="of:=58.04-20.39" office:value-type="float" office:value="37.65">
            <text:p>37,65</text:p>
          </table:table-cell>
          <table:table-cell office:value-type="float" office:value="20.39">
            <text:p>20,39</text:p>
          </table:table-cell>
          <table:table-cell office:value-type="float" office:value="58.5">
            <text:p>58,5</text:p>
          </table:table-cell>
          <table:table-cell office:value-type="float" office:value="34.72">
            <text:p>34,72</text:p>
          </table:table-cell>
          <table:table-cell table:style-name="ce4" table:formula="of:=SUM([.B7:.N7])" office:value-type="float" office:value="614.1">
            <text:p>614,1</text:p>
          </table:table-cell>
          <table:table-cell table:style-name="ce4" office:value-type="float" office:value="1150.08">
            <text:p>1150,08</text:p>
          </table:table-cell>
          <table:table-cell table:formula="of:=[.B7]/[.O7]" office:value-type="float" office:value="0.152043641100798">
            <text:p>0,1520436411</text:p>
          </table:table-cell>
          <table:table-cell table:formula="of:=[.C7]/[.O7]" office:value-type="float" office:value="0.256945122944146">
            <text:p>0,2569451229</text:p>
          </table:table-cell>
          <table:table-cell table:formula="of:=[.D7]/[.O7]" office:value-type="float" office:value="0.086402865982739">
            <text:p>0,086402866</text:p>
          </table:table-cell>
          <table:table-cell table:formula="of:=[.E7]/[.O7]" office:value-type="float" office:value="0.0839114150789774">
            <text:p>0,0839114151</text:p>
          </table:table-cell>
          <table:table-cell table:formula="of:=[.F7]/[.O7]" office:value-type="float" office:value="0.0198013352874125">
            <text:p>0,0198013353</text:p>
          </table:table-cell>
          <table:table-cell table:formula="of:=[.G7]/[.O7]" office:value-type="float" office:value="0.0310698583292623">
            <text:p>0,0310698583</text:p>
          </table:table-cell>
          <table:table-cell table:formula="of:=[.H7]/[.O7]" office:value-type="float" office:value="0.0232372577756066">
            <text:p>0,0232372578</text:p>
          </table:table-cell>
          <table:table-cell table:formula="of:=[.I7]/[.O7]" office:value-type="float" office:value="0.0409705259729686">
            <text:p>0,040970526</text:p>
          </table:table-cell>
          <table:table-cell table:formula="of:=[.J7]/[.O7]" office:value-type="float" office:value="0.0593063019052272">
            <text:p>0,0593063019</text:p>
          </table:table-cell>
          <table:table-cell table:formula="of:=[.K7]/[.O7]" office:value-type="float" office:value="0.0613092330239375">
            <text:p>0,061309233</text:p>
          </table:table-cell>
          <table:table-cell table:formula="of:=[.L7]/[.O7]" office:value-type="float" office:value="0.033203061390653">
            <text:p>0,0332030614</text:p>
          </table:table-cell>
          <table:table-cell table:formula="of:=[.M7]/[.O7]" office:value-type="float" office:value="0.0952613580850024">
            <text:p>0,0952613581</text:p>
          </table:table-cell>
          <table:table-cell table:formula="of:=[.N7]/[.O7]" office:value-type="float" office:value="0.0565380231232698">
            <text:p>0,0565380231</text:p>
          </table:table-cell>
          <table:table-cell table:formula="of:=SUM([.Q7:.AC7])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09.3">
            <text:p>109,3</text:p>
          </table:table-cell>
          <table:table-cell office:value-type="float" office:value="186.21">
            <text:p>186,21</text:p>
          </table:table-cell>
          <table:table-cell office:value-type="float" office:value="58.92">
            <text:p>58,92</text:p>
          </table:table-cell>
          <table:table-cell office:value-type="float" office:value="65.76">
            <text:p>65,76</text:p>
          </table:table-cell>
          <table:table-cell office:value-type="float" office:value="16.28">
            <text:p>16,28</text:p>
          </table:table-cell>
          <table:table-cell office:value-type="float" office:value="15.74">
            <text:p>15,74</text:p>
          </table:table-cell>
          <table:table-cell office:value-type="float" office:value="17.47">
            <text:p>17,47</text:p>
          </table:table-cell>
          <table:table-cell office:value-type="float" office:value="31.45">
            <text:p>31,45</text:p>
          </table:table-cell>
          <table:table-cell office:value-type="float" office:value="48.76">
            <text:p>48,76</text:p>
          </table:table-cell>
          <table:table-cell table:formula="of:=68.09-20.73" office:value-type="float" office:value="47.36">
            <text:p>47,36</text:p>
          </table:table-cell>
          <table:table-cell office:value-type="float" office:value="20.73">
            <text:p>20,73</text:p>
          </table:table-cell>
          <table:table-cell office:value-type="float" office:value="58.1">
            <text:p>58,1</text:p>
          </table:table-cell>
          <table:table-cell office:value-type="float" office:value="43.18">
            <text:p>43,18</text:p>
          </table:table-cell>
          <table:table-cell table:style-name="ce4" table:formula="of:=SUM([.B8:.N8])" office:value-type="float" office:value="719.26">
            <text:p>719,26</text:p>
          </table:table-cell>
          <table:table-cell table:style-name="ce4" office:value-type="float" office:value="1377.8">
            <text:p>1377,8</text:p>
          </table:table-cell>
          <table:table-cell table:formula="of:=[.B8]/[.O8]" office:value-type="float" office:value="0.15196173845341">
            <text:p>0,1519617385</text:p>
          </table:table-cell>
          <table:table-cell table:formula="of:=[.C8]/[.O8]" office:value-type="float" office:value="0.25889108250146">
            <text:p>0,2588910825</text:p>
          </table:table-cell>
          <table:table-cell table:formula="of:=[.D8]/[.O8]" office:value-type="float" office:value="0.0819175263465228">
            <text:p>0,0819175263</text:p>
          </table:table-cell>
          <table:table-cell table:formula="of:=[.E8]/[.O8]" office:value-type="float" office:value="0.0914273002808442">
            <text:p>0,0914273003</text:p>
          </table:table-cell>
          <table:table-cell table:formula="of:=[.F8]/[.O8]" office:value-type="float" office:value="0.0226343742179462">
            <text:p>0,0226343742</text:p>
          </table:table-cell>
          <table:table-cell table:formula="of:=[.G8]/[.O8]" office:value-type="float" office:value="0.0218836025915524">
            <text:p>0,0218836026</text:p>
          </table:table-cell>
          <table:table-cell table:formula="of:=[.H8]/[.O8]" office:value-type="float" office:value="0.0242888524316659">
            <text:p>0,0242888524</text:p>
          </table:table-cell>
          <table:table-cell table:formula="of:=[.I8]/[.O8]" office:value-type="float" office:value="0.0437254956483052">
            <text:p>0,0437254956</text:p>
          </table:table-cell>
          <table:table-cell table:formula="of:=[.J8]/[.O8]" office:value-type="float" office:value="0.0677918972277063">
            <text:p>0,0677918972</text:p>
          </table:table-cell>
          <table:table-cell table:formula="of:=[.K8]/[.O8]" office:value-type="float" office:value="0.065845452270389">
            <text:p>0,0658454523</text:p>
          </table:table-cell>
          <table:table-cell table:formula="of:=[.L8]/[.O8]" office:value-type="float" office:value="0.0288212885465617">
            <text:p>0,0288212885</text:p>
          </table:table-cell>
          <table:table-cell table:formula="of:=[.M8]/[.O8]" office:value-type="float" office:value="0.0807774657286656">
            <text:p>0,0807774657</text:p>
          </table:table-cell>
          <table:table-cell table:formula="of:=[.N8]/[.O8]" office:value-type="float" office:value="0.0600339237549704">
            <text:p>0,0600339238</text:p>
          </table:table-cell>
          <table:table-cell table:formula="of:=SUM([.Q8:.AC8])" office:value-type="float" office:value="1">
            <text:p>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56.88">
            <text:p>156,88</text:p>
          </table:table-cell>
          <table:table-cell office:value-type="float" office:value="275.7">
            <text:p>275,7</text:p>
          </table:table-cell>
          <table:table-cell office:value-type="float" office:value="86.66">
            <text:p>86,66</text:p>
          </table:table-cell>
          <table:table-cell office:value-type="float" office:value="94.14">
            <text:p>94,14</text:p>
          </table:table-cell>
          <table:table-cell office:value-type="float" office:value="23.12">
            <text:p>23,12</text:p>
          </table:table-cell>
          <table:table-cell office:value-type="float" office:value="28.75">
            <text:p>28,75</text:p>
          </table:table-cell>
          <table:table-cell office:value-type="float" office:value="25.37">
            <text:p>25,37</text:p>
          </table:table-cell>
          <table:table-cell office:value-type="float" office:value="53.1">
            <text:p>53,1</text:p>
          </table:table-cell>
          <table:table-cell office:value-type="float" office:value="71.47">
            <text:p>71,47</text:p>
          </table:table-cell>
          <table:table-cell table:formula="of:=97.69-26.35" office:value-type="float" office:value="71.34">
            <text:p>71,34</text:p>
          </table:table-cell>
          <table:table-cell office:value-type="float" office:value="26.35">
            <text:p>26,35</text:p>
          </table:table-cell>
          <table:table-cell office:value-type="float" office:value="78.66">
            <text:p>78,66</text:p>
          </table:table-cell>
          <table:table-cell office:value-type="float" office:value="59.37">
            <text:p>59,37</text:p>
          </table:table-cell>
          <table:table-cell table:style-name="ce4" table:formula="of:=SUM([.B9:.N9])" office:value-type="float" office:value="1050.91">
            <text:p>1050,91</text:p>
          </table:table-cell>
          <table:table-cell table:style-name="ce4" office:value-type="float" office:value="2015.78">
            <text:p>2015,78</text:p>
          </table:table-cell>
          <table:table-cell table:formula="of:=[.B9]/[.O9]" office:value-type="float" office:value="0.149280147681533">
            <text:p>0,1492801477</text:p>
          </table:table-cell>
          <table:table-cell table:formula="of:=[.C9]/[.O9]" office:value-type="float" office:value="0.262344063716208">
            <text:p>0,2623440637</text:p>
          </table:table-cell>
          <table:table-cell table:formula="of:=[.D9]/[.O9]" office:value-type="float" office:value="0.0824618663824685">
            <text:p>0,0824618664</text:p>
          </table:table-cell>
          <table:table-cell table:formula="of:=[.E9]/[.O9]" office:value-type="float" office:value="0.0895795072841632">
            <text:p>0,0895795073</text:p>
          </table:table-cell>
          <table:table-cell table:formula="of:=[.F9]/[.O9]" office:value-type="float" office:value="0.0219999809688746">
            <text:p>0,021999981</text:p>
          </table:table-cell>
          <table:table-cell table:formula="of:=[.G9]/[.O9]" office:value-type="float" office:value="0.0273572427705512">
            <text:p>0,0273572428</text:p>
          </table:table-cell>
          <table:table-cell table:formula="of:=[.H9]/[.O9]" office:value-type="float" office:value="0.0241409825770047">
            <text:p>0,0241409826</text:p>
          </table:table-cell>
          <table:table-cell table:formula="of:=[.I9]/[.O9]" office:value-type="float" office:value="0.0505276379518703">
            <text:p>0,050527638</text:p>
          </table:table-cell>
          <table:table-cell table:formula="of:=[.J9]/[.O9]" office:value-type="float" office:value="0.0680077266369147">
            <text:p>0,0680077266</text:p>
          </table:table-cell>
          <table:table-cell table:formula="of:=[.K9]/[.O9]" office:value-type="float" office:value="0.0678840243217783">
            <text:p>0,0678840243</text:p>
          </table:table-cell>
          <table:table-cell table:formula="of:=[.L9]/[.O9]" office:value-type="float" office:value="0.0250735077218791">
            <text:p>0,0250735077</text:p>
          </table:table-cell>
          <table:table-cell table:formula="of:=[.M9]/[.O9]" office:value-type="float" office:value="0.0748494162202282">
            <text:p>0,0748494162</text:p>
          </table:table-cell>
          <table:table-cell table:formula="of:=[.N9]/[.O9]" office:value-type="float" office:value="0.0564938957665261">
            <text:p>0,0564938958</text:p>
          </table:table-cell>
          <table:table-cell table:formula="of:=SUM([.Q9:.AC9])" office:value-type="float" office:value="1">
            <text:p>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81.93">
            <text:p>181,93</text:p>
          </table:table-cell>
          <table:table-cell office:value-type="float" office:value="278.89">
            <text:p>278,89</text:p>
          </table:table-cell>
          <table:table-cell office:value-type="float" office:value="88.39">
            <text:p>88,39</text:p>
          </table:table-cell>
          <table:table-cell office:value-type="float" office:value="104.15">
            <text:p>104,15</text:p>
          </table:table-cell>
          <table:table-cell office:value-type="float" office:value="25.04">
            <text:p>25,04</text:p>
          </table:table-cell>
          <table:table-cell table:number-columns-repeated="2" office:value-type="float" office:value="32.45">
            <text:p>32,45</text:p>
          </table:table-cell>
          <table:table-cell office:value-type="float" office:value="45.22">
            <text:p>45,22</text:p>
          </table:table-cell>
          <table:table-cell office:value-type="float" office:value="76.43">
            <text:p>76,43</text:p>
          </table:table-cell>
          <table:table-cell table:formula="of:=95.07-26.14" office:value-type="float" office:value="68.93">
            <text:p>68,93</text:p>
          </table:table-cell>
          <table:table-cell office:value-type="float" office:value="26.14">
            <text:p>26,14</text:p>
          </table:table-cell>
          <table:table-cell office:value-type="float" office:value="93.23">
            <text:p>93,23</text:p>
          </table:table-cell>
          <table:table-cell office:value-type="float" office:value="68.99">
            <text:p>68,99</text:p>
          </table:table-cell>
          <table:table-cell table:style-name="ce4" table:formula="of:=SUM([.B10:.N10])" office:value-type="float" office:value="1122.24">
            <text:p>1122,24</text:p>
          </table:table-cell>
          <table:table-cell table:style-name="ce4" office:value-type="float" office:value="2160.19">
            <text:p>2160,19</text:p>
          </table:table-cell>
          <table:table-cell table:formula="of:=[.B10]/[.O10]" office:value-type="float" office:value="0.162113273453094">
            <text:p>0,1621132735</text:p>
          </table:table-cell>
          <table:table-cell table:formula="of:=[.C10]/[.O10]" office:value-type="float" office:value="0.248511904761905">
            <text:p>0,2485119048</text:p>
          </table:table-cell>
          <table:table-cell table:formula="of:=[.D10]/[.O10]" office:value-type="float" office:value="0.0787621186199031">
            <text:p>0,0787621186</text:p>
          </table:table-cell>
          <table:table-cell table:formula="of:=[.E10]/[.O10]" office:value-type="float" office:value="0.0928054605075563">
            <text:p>0,0928054605</text:p>
          </table:table-cell>
          <table:table-cell table:formula="of:=[.F10]/[.O10]" office:value-type="float" office:value="0.0223125178214999">
            <text:p>0,0223125178</text:p>
          </table:table-cell>
          <table:table-cell table:formula="of:=[.G10]/[.O10]" office:value-type="float" office:value="0.0289153835186769">
            <text:p>0,0289153835</text:p>
          </table:table-cell>
          <table:table-cell table:formula="of:=[.H10]/[.O10]" office:value-type="float" office:value="0.0289153835186769">
            <text:p>0,0289153835</text:p>
          </table:table-cell>
          <table:table-cell table:formula="of:=[.I10]/[.O10]" office:value-type="float" office:value="0.0402944111776447">
            <text:p>0,0402944112</text:p>
          </table:table-cell>
          <table:table-cell table:formula="of:=[.J10]/[.O10]" office:value-type="float" office:value="0.0681048617051611">
            <text:p>0,0681048617</text:p>
          </table:table-cell>
          <table:table-cell table:formula="of:=[.K10]/[.O10]" office:value-type="float" office:value="0.0614217992586256">
            <text:p>0,0614217993</text:p>
          </table:table-cell>
          <table:table-cell table:formula="of:=[.L10]/[.O10]" office:value-type="float" office:value="0.0232927003136584">
            <text:p>0,0232927003</text:p>
          </table:table-cell>
          <table:table-cell table:formula="of:=[.M10]/[.O10]" office:value-type="float" office:value="0.0830749215854006">
            <text:p>0,0830749216</text:p>
          </table:table-cell>
          <table:table-cell table:formula="of:=[.N10]/[.O10]" office:value-type="float" office:value="0.0614752637581979">
            <text:p>0,0614752638</text:p>
          </table:table-cell>
          <table:table-cell table:formula="of:=SUM([.Q10:.AC10])" office:value-type="float" office:value="1">
            <text:p>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205.97">
            <text:p>205,97</text:p>
          </table:table-cell>
          <table:table-cell office:value-type="float" office:value="308.32">
            <text:p>308,32</text:p>
          </table:table-cell>
          <table:table-cell office:value-type="float" office:value="92.03">
            <text:p>92,03</text:p>
          </table:table-cell>
          <table:table-cell office:value-type="float" office:value="131.78">
            <text:p>131,78</text:p>
          </table:table-cell>
          <table:table-cell office:value-type="float" office:value="27.82">
            <text:p>27,82</text:p>
          </table:table-cell>
          <table:table-cell office:value-type="float" office:value="30.73">
            <text:p>30,73</text:p>
          </table:table-cell>
          <table:table-cell office:value-type="float" office:value="41.09">
            <text:p>41,09</text:p>
          </table:table-cell>
          <table:table-cell office:value-type="float" office:value="50.07">
            <text:p>50,07</text:p>
          </table:table-cell>
          <table:table-cell office:value-type="float" office:value="85.96">
            <text:p>85,96</text:p>
          </table:table-cell>
          <table:table-cell table:formula="of:=128.22-40.63" office:value-type="float" office:value="87.59">
            <text:p>87,59</text:p>
          </table:table-cell>
          <table:table-cell office:value-type="float" office:value="40.63">
            <text:p>40,63</text:p>
          </table:table-cell>
          <table:table-cell office:value-type="float" office:value="118.73">
            <text:p>118,73</text:p>
          </table:table-cell>
          <table:table-cell office:value-type="float" office:value="75.69">
            <text:p>75,69</text:p>
          </table:table-cell>
          <table:table-cell table:style-name="ce4" table:formula="of:=SUM([.B11:.N11])" office:value-type="float" office:value="1296.41">
            <text:p>1296,41</text:p>
          </table:table-cell>
          <table:table-cell table:style-name="ce4" office:value-type="float" office:value="2474.51">
            <text:p>2474,51</text:p>
          </table:table-cell>
          <table:table-cell table:formula="of:=[.B11]/[.O11]" office:value-type="float" office:value="0.15887720705641">
            <text:p>0,1588772071</text:p>
          </table:table-cell>
          <table:table-cell table:formula="of:=[.C11]/[.O11]" office:value-type="float" office:value="0.237825996405458">
            <text:p>0,2378259964</text:p>
          </table:table-cell>
          <table:table-cell table:formula="of:=[.D11]/[.O11]" office:value-type="float" office:value="0.0709883447366188">
            <text:p>0,0709883447</text:p>
          </table:table-cell>
          <table:table-cell table:formula="of:=[.E11]/[.O11]" office:value-type="float" office:value="0.10164994099089">
            <text:p>0,101649941</text:p>
          </table:table-cell>
          <table:table-cell table:formula="of:=[.F11]/[.O11]" office:value-type="float" office:value="0.0214592605734297">
            <text:p>0,0214592606</text:p>
          </table:table-cell>
          <table:table-cell table:formula="of:=[.G11]/[.O11]" office:value-type="float" office:value="0.023703920827516">
            <text:p>0,0237039208</text:p>
          </table:table-cell>
          <table:table-cell table:formula="of:=[.H11]/[.O11]" office:value-type="float" office:value="0.031695219876428">
            <text:p>0,0316952199</text:p>
          </table:table-cell>
          <table:table-cell table:formula="of:=[.I11]/[.O11]" office:value-type="float" office:value="0.0386220408667011">
            <text:p>0,0386220409</text:p>
          </table:table-cell>
          <table:table-cell table:formula="of:=[.J11]/[.O11]" office:value-type="float" office:value="0.0663061840004319">
            <text:p>0,066306184</text:p>
          </table:table-cell>
          <table:table-cell table:formula="of:=[.K11]/[.O11]" office:value-type="float" office:value="0.0675635022870851">
            <text:p>0,0675635023</text:p>
          </table:table-cell>
          <table:table-cell table:formula="of:=[.L11]/[.O11]" office:value-type="float" office:value="0.0313403938568817">
            <text:p>0,0313403939</text:p>
          </table:table-cell>
          <table:table-cell table:formula="of:=[.M11]/[.O11]" office:value-type="float" office:value="0.0915836810885445">
            <text:p>0,0915836811</text:p>
          </table:table-cell>
          <table:table-cell table:formula="of:=[.N11]/[.O11]" office:value-type="float" office:value="0.0583843074336051">
            <text:p>0,0583843074</text:p>
          </table:table-cell>
          <table:table-cell table:formula="of:=SUM([.Q11:.AC11])" office:value-type="float" office:value="1">
            <text:p>1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41.34">
            <text:p>241,34</text:p>
          </table:table-cell>
          <table:table-cell office:value-type="float" office:value="335.35">
            <text:p>335,35</text:p>
          </table:table-cell>
          <table:table-cell office:value-type="float" office:value="98.72">
            <text:p>98,72</text:p>
          </table:table-cell>
          <table:table-cell office:value-type="float" office:value="153.65">
            <text:p>153,65</text:p>
          </table:table-cell>
          <table:table-cell office:value-type="float" office:value="28.52">
            <text:p>28,52</text:p>
          </table:table-cell>
          <table:table-cell office:value-type="float" office:value="29.31">
            <text:p>29,31</text:p>
          </table:table-cell>
          <table:table-cell office:value-type="float" office:value="46.43">
            <text:p>46,43</text:p>
          </table:table-cell>
          <table:table-cell office:value-type="float" office:value="65.22">
            <text:p>65,22</text:p>
          </table:table-cell>
          <table:table-cell office:value-type="float" office:value="102.25">
            <text:p>102,25</text:p>
          </table:table-cell>
          <table:table-cell table:formula="of:=140.93-42.85" office:value-type="float" office:value="98.08">
            <text:p>98,08</text:p>
          </table:table-cell>
          <table:table-cell office:value-type="float" office:value="42.85">
            <text:p>42,85</text:p>
          </table:table-cell>
          <table:table-cell office:value-type="float" office:value="132.32">
            <text:p>132,32</text:p>
          </table:table-cell>
          <table:table-cell office:value-type="float" office:value="85.39">
            <text:p>85,39</text:p>
          </table:table-cell>
          <table:table-cell table:style-name="ce4" table:formula="of:=SUM([.B12:.N12])" office:value-type="float" office:value="1459.43">
            <text:p>1459,43</text:p>
          </table:table-cell>
          <table:table-cell table:style-name="ce4" office:value-type="float" office:value="2800.64">
            <text:p>2800,64</text:p>
          </table:table-cell>
          <table:table-cell table:formula="of:=[.B12]/[.O12]" office:value-type="float" office:value="0.165365930534524">
            <text:p>0,1653659305</text:p>
          </table:table-cell>
          <table:table-cell table:formula="of:=[.C12]/[.O12]" office:value-type="float" office:value="0.22978149003378">
            <text:p>0,22978149</text:p>
          </table:table-cell>
          <table:table-cell table:formula="of:=[.D12]/[.O12]" office:value-type="float" office:value="0.0676428468648719">
            <text:p>0,0676428469</text:p>
          </table:table-cell>
          <table:table-cell table:formula="of:=[.E12]/[.O12]" office:value-type="float" office:value="0.10528082881673">
            <text:p>0,1052808288</text:p>
          </table:table-cell>
          <table:table-cell table:formula="of:=[.F12]/[.O12]" office:value-type="float" office:value="0.0195418759378662">
            <text:p>0,0195418759</text:p>
          </table:table-cell>
          <table:table-cell table:formula="of:=[.G12]/[.O12]" office:value-type="float" office:value="0.020083183160549">
            <text:p>0,0200831832</text:p>
          </table:table-cell>
          <table:table-cell table:formula="of:=[.H12]/[.O12]" office:value-type="float" office:value="0.0318137903153971">
            <text:p>0,0318137903</text:p>
          </table:table-cell>
          <table:table-cell table:formula="of:=[.I12]/[.O12]" office:value-type="float" office:value="0.0446886798270558">
            <text:p>0,0446886798</text:p>
          </table:table-cell>
          <table:table-cell table:formula="of:=[.J12]/[.O12]" office:value-type="float" office:value="0.0700615993915433">
            <text:p>0,0700615994</text:p>
          </table:table-cell>
          <table:table-cell table:formula="of:=[.K12]/[.O12]" office:value-type="float" office:value="0.0672043194945972">
            <text:p>0,0672043195</text:p>
          </table:table-cell>
          <table:table-cell table:formula="of:=[.L12]/[.O12]" office:value-type="float" office:value="0.029360777837923">
            <text:p>0,0293607778</text:p>
          </table:table-cell>
          <table:table-cell table:formula="of:=[.M12]/[.O12]" office:value-type="float" office:value="0.0906655338042934">
            <text:p>0,0906655338</text:p>
          </table:table-cell>
          <table:table-cell table:formula="of:=[.N12]/[.O12]" office:value-type="float" office:value="0.0585091439808692">
            <text:p>0,058509144</text:p>
          </table:table-cell>
          <table:table-cell table:formula="of:=SUM([.Q12:.AC12])" office:value-type="float" office:value="1">
            <text:p>1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241.38">
            <text:p>241,38</text:p>
          </table:table-cell>
          <table:table-cell office:value-type="float" office:value="372.77">
            <text:p>372,77</text:p>
          </table:table-cell>
          <table:table-cell office:value-type="float" office:value="109.36">
            <text:p>109,36</text:p>
          </table:table-cell>
          <table:table-cell office:value-type="float" office:value="165.81">
            <text:p>165,81</text:p>
          </table:table-cell>
          <table:table-cell office:value-type="float" office:value="33.87">
            <text:p>33,87</text:p>
          </table:table-cell>
          <table:table-cell office:value-type="float" office:value="34.32">
            <text:p>34,32</text:p>
          </table:table-cell>
          <table:table-cell office:value-type="float" office:value="48.5">
            <text:p>48,5</text:p>
          </table:table-cell>
          <table:table-cell office:value-type="float" office:value="66.06">
            <text:p>66,06</text:p>
          </table:table-cell>
          <table:table-cell office:value-type="float" office:value="111.42">
            <text:p>111,42</text:p>
          </table:table-cell>
          <table:table-cell table:formula="of:=108.15-22.29" office:value-type="float" office:value="85.86">
            <text:p>85,86</text:p>
          </table:table-cell>
          <table:table-cell office:value-type="float" office:value="22.29">
            <text:p>22,29</text:p>
          </table:table-cell>
          <table:table-cell office:value-type="float" office:value="124.66">
            <text:p>124,66</text:p>
          </table:table-cell>
          <table:table-cell office:value-type="float" office:value="93.99">
            <text:p>93,99</text:p>
          </table:table-cell>
          <table:table-cell table:style-name="ce4" table:formula="of:=SUM([.B13:.N13])" office:value-type="float" office:value="1510.29">
            <text:p>1510,29</text:p>
          </table:table-cell>
          <table:table-cell table:style-name="ce4" office:value-type="float" office:value="2970.27">
            <text:p>2970,27</text:p>
          </table:table-cell>
          <table:table-cell table:formula="of:=[.B13]/[.O13]" office:value-type="float" office:value="0.159823610035159">
            <text:p>0,15982361</text:p>
          </table:table-cell>
          <table:table-cell table:formula="of:=[.C13]/[.O13]" office:value-type="float" office:value="0.246820147124062">
            <text:p>0,2468201471</text:p>
          </table:table-cell>
          <table:table-cell table:formula="of:=[.D13]/[.O13]" office:value-type="float" office:value="0.0724099345158877">
            <text:p>0,0724099345</text:p>
          </table:table-cell>
          <table:table-cell table:formula="of:=[.E13]/[.O13]" office:value-type="float" office:value="0.109786862125817">
            <text:p>0,1097868621</text:p>
          </table:table-cell>
          <table:table-cell table:formula="of:=[.F13]/[.O13]" office:value-type="float" office:value="0.0224261565659575">
            <text:p>0,0224261566</text:p>
          </table:table-cell>
          <table:table-cell table:formula="of:=[.G13]/[.O13]" office:value-type="float" office:value="0.0227241125876487">
            <text:p>0,0227241126</text:p>
          </table:table-cell>
          <table:table-cell table:formula="of:=[.H13]/[.O13]" office:value-type="float" office:value="0.0321130378933847">
            <text:p>0,0321130379</text:p>
          </table:table-cell>
          <table:table-cell table:formula="of:=[.I13]/[.O13]" office:value-type="float" office:value="0.0437399439842679">
            <text:p>0,043739944</text:p>
          </table:table-cell>
          <table:table-cell table:formula="of:=[.J13]/[.O13]" office:value-type="float" office:value="0.0737739109707407">
            <text:p>0,073773911</text:p>
          </table:table-cell>
          <table:table-cell table:formula="of:=[.K13]/[.O13]" office:value-type="float" office:value="0.0568500089386807">
            <text:p>0,0568500089</text:p>
          </table:table-cell>
          <table:table-cell table:formula="of:=[.L13]/[.O13]" office:value-type="float" office:value="0.014758754941104">
            <text:p>0,0147587549</text:p>
          </table:table-cell>
          <table:table-cell table:formula="of:=[.M13]/[.O13]" office:value-type="float" office:value="0.0825404392533884">
            <text:p>0,0825404393</text:p>
          </table:table-cell>
          <table:table-cell table:formula="of:=[.N13]/[.O13]" office:value-type="float" office:value="0.0622330810639016">
            <text:p>0,0622330811</text:p>
          </table:table-cell>
          <table:table-cell table:formula="of:=SUM([.Q13:.AC13])" office:value-type="float" office:value="1">
            <text:p>1</text:p>
          </table:table-cell>
        </table:table-row>
        <table:table-row table:style-name="ro4">
          <table:table-cell table:style-name="ce3" office:value-type="float" office:value="2013">
            <text:p>2013</text:p>
          </table:table-cell>
          <table:table-cell table:style-name="ce3" office:value-type="float" office:value="251.73">
            <text:p>251,73</text:p>
          </table:table-cell>
          <table:table-cell table:style-name="ce3" office:value-type="float" office:value="385.81">
            <text:p>385,81</text:p>
          </table:table-cell>
          <table:table-cell table:style-name="ce3" office:value-type="float" office:value="116.72">
            <text:p>116,72</text:p>
          </table:table-cell>
          <table:table-cell table:style-name="ce3" office:value-type="float" office:value="179.98">
            <text:p>179,98</text:p>
          </table:table-cell>
          <table:table-cell table:style-name="ce3" office:value-type="float" office:value="36.59">
            <text:p>36,59</text:p>
          </table:table-cell>
          <table:table-cell table:style-name="ce3" office:value-type="float" office:value="36.29">
            <text:p>36,29</text:p>
          </table:table-cell>
          <table:table-cell table:style-name="ce3" office:value-type="float" office:value="51.65">
            <text:p>51,65</text:p>
          </table:table-cell>
          <table:table-cell table:style-name="ce3" office:value-type="float" office:value="65.88">
            <text:p>65,88</text:p>
          </table:table-cell>
          <table:table-cell table:style-name="ce3" office:value-type="float" office:value="111.56">
            <text:p>111,56</text:p>
          </table:table-cell>
          <table:table-cell table:style-name="ce3" table:formula="of:=130.75-33.79" office:value-type="float" office:value="96.96">
            <text:p>96,96</text:p>
          </table:table-cell>
          <table:table-cell table:style-name="ce3" office:value-type="float" office:value="33.79">
            <text:p>33,79</text:p>
          </table:table-cell>
          <table:table-cell table:style-name="ce3" office:value-type="float" office:value="124.34">
            <text:p>124,34</text:p>
          </table:table-cell>
          <table:table-cell table:style-name="ce3" office:value-type="float" office:value="97.43">
            <text:p>97,43</text:p>
          </table:table-cell>
          <table:table-cell table:style-name="ce3" table:formula="of:=SUM([.B14:.N14])" office:value-type="float" office:value="1588.73">
            <text:p>1588,73</text:p>
          </table:table-cell>
          <table:table-cell table:style-name="ce3" office:value-type="float" office:value="3120.45">
            <text:p>3120,45</text:p>
          </table:table-cell>
          <table:table-cell table:formula="of:=[.B14]/[.O14]" office:value-type="float" office:value="0.158447313262795">
            <text:p>0,1584473133</text:p>
          </table:table-cell>
          <table:table-cell table:formula="of:=[.C14]/[.O14]" office:value-type="float" office:value="0.242841766694152">
            <text:p>0,2428417667</text:p>
          </table:table-cell>
          <table:table-cell table:formula="of:=[.D14]/[.O14]" office:value-type="float" office:value="0.0734674866088007">
            <text:p>0,0734674866</text:p>
          </table:table-cell>
          <table:table-cell table:formula="of:=[.E14]/[.O14]" office:value-type="float" office:value="0.113285454419568">
            <text:p>0,1132854544</text:p>
          </table:table-cell>
          <table:table-cell table:formula="of:=[.F14]/[.O14]" office:value-type="float" office:value="0.0230309744261139">
            <text:p>0,0230309744</text:p>
          </table:table-cell>
          <table:table-cell table:formula="of:=[.G14]/[.O14]" office:value-type="float" office:value="0.0228421443542956">
            <text:p>0,0228421444</text:p>
          </table:table-cell>
          <table:table-cell table:formula="of:=[.H14]/[.O14]" office:value-type="float" office:value="0.0325102440313961">
            <text:p>0,032510244</text:p>
          </table:table-cell>
          <table:table-cell table:formula="of:=[.I14]/[.O14]" office:value-type="float" office:value="0.0414670837713142">
            <text:p>0,0414670838</text:p>
          </table:table-cell>
          <table:table-cell table:formula="of:=[.J14]/[.O14]" office:value-type="float" office:value="0.0702196093735248">
            <text:p>0,0702196094</text:p>
          </table:table-cell>
          <table:table-cell table:formula="of:=[.K14]/[.O14]" office:value-type="float" office:value="0.0610298792116974">
            <text:p>0,0610298792</text:p>
          </table:table-cell>
          <table:table-cell table:formula="of:=[.L14]/[.O14]" office:value-type="float" office:value="0.0212685604224758">
            <text:p>0,0212685604</text:p>
          </table:table-cell>
          <table:table-cell table:formula="of:=[.M14]/[.O14]" office:value-type="float" office:value="0.0782637704329874">
            <text:p>0,0782637704</text:p>
          </table:table-cell>
          <table:table-cell table:formula="of:=[.N14]/[.O14]" office:value-type="float" office:value="0.0613257129908795">
            <text:p>0,061325713</text:p>
          </table:table-cell>
          <table:table-cell table:formula="of:=SUM([.Q14:.AC14])" office:value-type="float" office:value="1">
            <text:p>1</text:p>
          </table:table-cell>
        </table:table-row>
        <table:table-row table:style-name="ro4">
          <table:table-cell table:style-name="ce3" office:value-type="float" office:value="2014">
            <text:p>2014</text:p>
          </table:table-cell>
          <table:table-cell table:style-name="ce3" office:value-type="float" office:value="282.62">
            <text:p>282,62</text:p>
          </table:table-cell>
          <table:table-cell table:style-name="ce3" office:value-type="float" office:value="403.02">
            <text:p>403,02</text:p>
          </table:table-cell>
          <table:table-cell table:style-name="ce3" office:value-type="float" office:value="120.69">
            <text:p>120,69</text:p>
          </table:table-cell>
          <table:table-cell table:style-name="ce3" office:value-type="float" office:value="193.09">
            <text:p>193,09</text:p>
          </table:table-cell>
          <table:table-cell table:style-name="ce3" office:value-type="float" office:value="39.41">
            <text:p>39,41</text:p>
          </table:table-cell>
          <table:table-cell table:style-name="ce3" office:value-type="float" office:value="36.8">
            <text:p>36,8</text:p>
          </table:table-cell>
          <table:table-cell table:style-name="ce3" office:value-type="float" office:value="57.73">
            <text:p>57,73</text:p>
          </table:table-cell>
          <table:table-cell table:style-name="ce3" office:value-type="float" office:value="66.71">
            <text:p>66,71</text:p>
          </table:table-cell>
          <table:table-cell table:style-name="ce3" office:value-type="float" office:value="118.43">
            <text:p>118,43</text:p>
          </table:table-cell>
          <table:table-cell table:style-name="ce3" table:formula="of:=146.94-39.46" office:value-type="float" office:value="107.48">
            <text:p>107,48</text:p>
          </table:table-cell>
          <table:table-cell table:style-name="ce3" office:value-type="float" office:value="39.46">
            <text:p>39,46</text:p>
          </table:table-cell>
          <table:table-cell table:style-name="ce3" office:value-type="float" office:value="149.11">
            <text:p>149,11</text:p>
          </table:table-cell>
          <table:table-cell table:style-name="ce3" office:value-type="float" office:value="106.29">
            <text:p>106,29</text:p>
          </table:table-cell>
          <table:table-cell table:style-name="ce3" table:formula="of:=SUM([.B15:.N15])" office:value-type="float" office:value="1720.84">
            <text:p>1720,84</text:p>
          </table:table-cell>
          <table:table-cell table:style-name="ce3" office:value-type="float" office:value="3338.3">
            <text:p>3338,3</text:p>
          </table:table-cell>
          <table:table-cell table:formula="of:=[.B15]/[.O15]" office:value-type="float" office:value="0.164233746309942">
            <text:p>0,1642337463</text:p>
          </table:table-cell>
          <table:table-cell table:formula="of:=[.C15]/[.O15]" office:value-type="float" office:value="0.234199576950791">
            <text:p>0,234199577</text:p>
          </table:table-cell>
          <table:table-cell table:formula="of:=[.D15]/[.O15]" office:value-type="float" office:value="0.0701343529904">
            <text:p>0,070134353</text:p>
          </table:table-cell>
          <table:table-cell table:formula="of:=[.E15]/[.O15]" office:value-type="float" office:value="0.112206829222938">
            <text:p>0,1122068292</text:p>
          </table:table-cell>
          <table:table-cell table:formula="of:=[.F15]/[.O15]" office:value-type="float" office:value="0.0229016061923247">
            <text:p>0,0229016062</text:p>
          </table:table-cell>
          <table:table-cell table:formula="of:=[.G15]/[.O15]" office:value-type="float" office:value="0.0213849050463727">
            <text:p>0,021384905</text:p>
          </table:table-cell>
          <table:table-cell table:formula="of:=[.H15]/[.O15]" office:value-type="float" office:value="0.0335475697914972">
            <text:p>0,0335475698</text:p>
          </table:table-cell>
          <table:table-cell table:formula="of:=[.I15]/[.O15]" office:value-type="float" office:value="0.0387659515120522">
            <text:p>0,0387659515</text:p>
          </table:table-cell>
          <table:table-cell table:formula="of:=[.J15]/[.O15]" office:value-type="float" office:value="0.0688210408870087">
            <text:p>0,0688210409</text:p>
          </table:table-cell>
          <table:table-cell table:formula="of:=[.K15]/[.O15]" office:value-type="float" office:value="0.0624578694126124">
            <text:p>0,0624578694</text:p>
          </table:table-cell>
          <table:table-cell table:formula="of:=[.L15]/[.O15]" office:value-type="float" office:value="0.0229306617698333">
            <text:p>0,0229306618</text:p>
          </table:table-cell>
          <table:table-cell table:formula="of:=[.M15]/[.O15]" office:value-type="float" office:value="0.0866495432463216">
            <text:p>0,0866495432</text:p>
          </table:table-cell>
          <table:table-cell table:formula="of:=[.N15]/[.O15]" office:value-type="float" office:value="0.0617663466679064">
            <text:p>0,0617663467</text:p>
          </table:table-cell>
          <table:table-cell table:formula="of:=SUM([.Q15:.AC15])" office:value-type="float" office:value="1">
            <text:p>1</text:p>
          </table:table-cell>
        </table:table-row>
        <table:table-row table:style-name="ro4" table:number-rows-repeated="3">
          <table:table-cell table:style-name="ce3" table:number-columns-repeated="16"/>
          <table:table-cell table:number-columns-repeated="14"/>
        </table:table-row>
        <table:table-row table:style-name="ro1">
          <table:table-cell table:style-name="ce1" office:value-type="string">
            <text:p>рік</text:p>
          </table:table-cell>
          <table:table-cell table:style-name="ce1" office:value-type="string">
            <text:p>хліб і хлібо-продукти_base_2002</text:p>
          </table:table-cell>
          <table:table-cell table:style-name="ce1" office:value-type="string">
            <text:p>м’ясо і м’ясо-продукти_base_2002</text:p>
          </table:table-cell>
          <table:table-cell table:style-name="ce1" office:value-type="string">
            <text:p>риба і рибо-продукти_base_2002</text:p>
          </table:table-cell>
          <table:table-cell table:style-name="ce1" office:value-type="string">
            <text:p>молоко, сир_base_2002</text:p>
          </table:table-cell>
          <table:table-cell table:style-name="ce1" office:value-type="string">
            <text:p>яйця_base_2002</text:p>
          </table:table-cell>
          <table:table-cell table:style-name="ce1" office:value-type="string">
            <text:p>сало та інші тваринні жир_base_2002</text:p>
          </table:table-cell>
          <table:table-cell table:style-name="ce1" office:value-type="string">
            <text:p>масло_base_2002</text:p>
          </table:table-cell>
          <table:table-cell table:style-name="ce1" office:value-type="string">
            <text:p>олія та інші рослинні жири_base_2002</text:p>
          </table:table-cell>
          <table:table-cell table:style-name="ce1" office:value-type="string">
            <text:p>фрукти_base_2002</text:p>
          </table:table-cell>
          <table:table-cell table:style-name="ce1" office:value-type="string">
            <text:p>овочі, без картоплі_base_2002</text:p>
          </table:table-cell>
          <table:table-cell table:style-name="ce1" office:value-type="string">
            <text:p>картопля_base_2002</text:p>
          </table:table-cell>
          <table:table-cell table:style-name="ce1" office:value-type="string">
            <text:p>цукор, джем,мед, <text:s/>сироп, шоколад та конд. Вироби, base_2002</text:p>
          </table:table-cell>
          <table:table-cell table:style-name="ce1" office:value-type="string">
            <text:p>Без-алкогольні напої_base_2002</text:p>
          </table:table-cell>
          <table:table-cell table:number-columns-repeated="16"/>
        </table:table-row>
        <table:table-row table:style-name="ro2">
          <table:table-cell table:style-name="ce2" office:value-type="string">
            <text:p>year</text:p>
          </table:table-cell>
          <table:table-cell table:style-name="ce2" office:value-type="string">
            <text:p>pfood1</text:p>
          </table:table-cell>
          <table:table-cell table:style-name="ce2" office:value-type="string">
            <text:p>pfood2</text:p>
          </table:table-cell>
          <table:table-cell table:style-name="ce2" office:value-type="string">
            <text:p>pfood3</text:p>
          </table:table-cell>
          <table:table-cell table:style-name="ce2" office:value-type="string">
            <text:p>pfood4</text:p>
          </table:table-cell>
          <table:table-cell table:style-name="ce2" office:value-type="string">
            <text:p>pfood5</text:p>
          </table:table-cell>
          <table:table-cell table:style-name="ce2" office:value-type="string">
            <text:p>pfood6</text:p>
          </table:table-cell>
          <table:table-cell table:style-name="ce2" office:value-type="string">
            <text:p>pfood7</text:p>
          </table:table-cell>
          <table:table-cell table:style-name="ce2" office:value-type="string">
            <text:p>pfood8</text:p>
          </table:table-cell>
          <table:table-cell table:style-name="ce2" office:value-type="string">
            <text:p>pfood9</text:p>
          </table:table-cell>
          <table:table-cell table:style-name="ce2" office:value-type="string">
            <text:p>pfood10</text:p>
          </table:table-cell>
          <table:table-cell table:style-name="ce2" office:value-type="string">
            <text:p>pfood11</text:p>
          </table:table-cell>
          <table:table-cell table:style-name="ce2" office:value-type="string">
            <text:p>pfood12</text:p>
          </table:table-cell>
          <table:table-cell table:style-name="ce2" office:value-type="string">
            <text:p>pfood13</text:p>
          </table:table-cell>
          <table:table-cell table:number-columns-repeated="16"/>
        </table:table-row>
        <table:table-row table:style-name="ro4">
          <table:table-cell table:style-name="Default" office:value-type="float" office:value="2002">
            <text:p>2002</text:p>
          </table:table-cell>
          <table:table-cell table:number-columns-repeated="13" table:style-name="Default" office:value-type="float" office:value="100">
            <text:p>100</text:p>
          </table:table-cell>
          <table:table-cell table:number-columns-repeated="16"/>
        </table:table-row>
        <table:table-row table:style-name="ro4">
          <table:table-cell table:style-name="Default" office:value-type="float" office:value="2003">
            <text:p>2003</text:p>
          </table:table-cell>
          <table:table-cell table:style-name="Default" office:value-type="float" office:value="114.8">
            <text:p>114,8</text:p>
          </table:table-cell>
          <table:table-cell table:style-name="Default" office:value-type="float" office:value="96.5">
            <text:p>96,5</text:p>
          </table:table-cell>
          <table:table-cell table:style-name="Default" office:value-type="float" office:value="106.1">
            <text:p>106,1</text:p>
          </table:table-cell>
          <table:table-cell table:style-name="Default" office:value-type="float" office:value="110.9">
            <text:p>110,9</text:p>
          </table:table-cell>
          <table:table-cell table:style-name="Default" office:value-type="float" office:value="116.5">
            <text:p>116,5</text:p>
          </table:table-cell>
          <table:table-cell table:style-name="Default" office:value-type="float" office:value="83.5">
            <text:p>83,5</text:p>
          </table:table-cell>
          <table:table-cell table:style-name="Default" office:value-type="float" office:value="112.9">
            <text:p>112,9</text:p>
          </table:table-cell>
          <table:table-cell table:style-name="Default" office:value-type="float" office:value="96.7">
            <text:p>96,7</text:p>
          </table:table-cell>
          <table:table-cell table:style-name="Default" office:value-type="float" office:value="116.6">
            <text:p>116,6</text:p>
          </table:table-cell>
          <table:table-cell table:number-columns-repeated="2" table:style-name="Default" office:value-type="float" office:value="109.3">
            <text:p>109,3</text:p>
          </table:table-cell>
          <table:table-cell table:style-name="Default" office:value-type="float" office:value="105.5">
            <text:p>105,5</text:p>
          </table:table-cell>
          <table:table-cell table:style-name="Default" office:value-type="float" office:value="101.7">
            <text:p>101,7</text:p>
          </table:table-cell>
          <table:table-cell table:number-columns-repeated="16"/>
        </table:table-row>
        <table:table-row table:style-name="ro4">
          <table:table-cell table:style-name="Default" office:value-type="float" office:value="2004">
            <text:p>2004</text:p>
          </table:table-cell>
          <table:table-cell table:style-name="Default" office:value-type="float" office:value="134.4308">
            <text:p>134,4308</text:p>
          </table:table-cell>
          <table:table-cell table:style-name="Default" office:value-type="float" office:value="121.783">
            <text:p>121,783</text:p>
          </table:table-cell>
          <table:table-cell table:style-name="Default" office:value-type="float" office:value="120.1052">
            <text:p>120,1052</text:p>
          </table:table-cell>
          <table:table-cell table:style-name="Default" office:value-type="float" office:value="128.9767">
            <text:p>128,9767</text:p>
          </table:table-cell>
          <table:table-cell table:style-name="Default" office:value-type="float" office:value="138.0525">
            <text:p>138,0525</text:p>
          </table:table-cell>
          <table:table-cell table:style-name="Default" office:value-type="float" office:value="131.8465">
            <text:p>131,8465</text:p>
          </table:table-cell>
          <table:table-cell table:style-name="Default" office:value-type="float" office:value="118.7708">
            <text:p>118,7708</text:p>
          </table:table-cell>
          <table:table-cell table:style-name="Default" office:value-type="float" office:value="103.2756">
            <text:p>103,2756</text:p>
          </table:table-cell>
          <table:table-cell table:style-name="Default" office:value-type="float" office:value="124.5288">
            <text:p>124,5288</text:p>
          </table:table-cell>
          <table:table-cell table:number-columns-repeated="2" table:style-name="Default" office:value-type="float" office:value="70.1706">
            <text:p>70,1706</text:p>
          </table:table-cell>
          <table:table-cell table:style-name="Default" office:value-type="float" office:value="113.4125">
            <text:p>113,4125</text:p>
          </table:table-cell>
          <table:table-cell table:style-name="Default" office:value-type="float" office:value="104.9544">
            <text:p>104,9544</text:p>
          </table:table-cell>
          <table:table-cell table:number-columns-repeated="16"/>
        </table:table-row>
        <table:table-row table:style-name="ro4">
          <table:table-cell table:style-name="Default" office:value-type="float" office:value="2005">
            <text:p>2005</text:p>
          </table:table-cell>
          <table:table-cell table:style-name="Default" office:value-type="float" office:value="132.9520612">
            <text:p>132,9520612</text:p>
          </table:table-cell>
          <table:table-cell table:style-name="Default" office:value-type="float" office:value="158.683249">
            <text:p>158,683249</text:p>
          </table:table-cell>
          <table:table-cell table:style-name="Default" office:value-type="float" office:value="155.8965496">
            <text:p>155,8965496</text:p>
          </table:table-cell>
          <table:table-cell table:style-name="Default" office:value-type="float" office:value="165.090176">
            <text:p>165,090176</text:p>
          </table:table-cell>
          <table:table-cell table:style-name="Default" office:value-type="float" office:value="156.82764">
            <text:p>156,82764</text:p>
          </table:table-cell>
          <table:table-cell table:style-name="Default" office:value-type="float" office:value="189.1997275">
            <text:p>189,1997275</text:p>
          </table:table-cell>
          <table:table-cell table:style-name="Default" office:value-type="float" office:value="135.1611704">
            <text:p>135,1611704</text:p>
          </table:table-cell>
          <table:table-cell table:style-name="Default" office:value-type="float" office:value="114.119538">
            <text:p>114,119538</text:p>
          </table:table-cell>
          <table:table-cell table:style-name="Default" office:value-type="float" office:value="150.1817328">
            <text:p>150,1817328</text:p>
          </table:table-cell>
          <table:table-cell table:number-columns-repeated="2" table:style-name="Default" office:value-type="float" office:value="64.3464402">
            <text:p>64,3464402</text:p>
          </table:table-cell>
          <table:table-cell table:style-name="Default" office:value-type="float" office:value="124.3001">
            <text:p>124,3001</text:p>
          </table:table-cell>
          <table:table-cell table:style-name="Default" office:value-type="float" office:value="112.82598">
            <text:p>112,82598</text:p>
          </table:table-cell>
          <table:table-cell table:number-columns-repeated="16"/>
        </table:table-row>
        <table:table-row table:style-name="ro4">
          <table:table-cell table:style-name="Default" office:value-type="float" office:value="2006">
            <text:p>2006</text:p>
          </table:table-cell>
          <table:table-cell table:style-name="Default" office:value-type="float" office:value="143.4552740348">
            <text:p>143,4552740348</text:p>
          </table:table-cell>
          <table:table-cell table:style-name="Default" office:value-type="float" office:value="163.919796217">
            <text:p>163,919796217</text:p>
          </table:table-cell>
          <table:table-cell table:style-name="Default" office:value-type="float" office:value="166.029825324">
            <text:p>166,029825324</text:p>
          </table:table-cell>
          <table:table-cell table:style-name="Default" office:value-type="float" office:value="180.608652544">
            <text:p>180,608652544</text:p>
          </table:table-cell>
          <table:table-cell table:style-name="Default" office:value-type="float" office:value="136.4400468">
            <text:p>136,4400468</text:p>
          </table:table-cell>
          <table:table-cell table:style-name="Default" office:value-type="float" office:value="149.6569844525">
            <text:p>149,6569844525</text:p>
          </table:table-cell>
          <table:table-cell table:style-name="Default" office:value-type="float" office:value="145.0279358392">
            <text:p>145,0279358392</text:p>
          </table:table-cell>
          <table:table-cell table:style-name="Default" office:value-type="float" office:value="106.13117034">
            <text:p>106,13117034</text:p>
          </table:table-cell>
          <table:table-cell table:style-name="Default" office:value-type="float" office:value="207.250791264">
            <text:p>207,250791264</text:p>
          </table:table-cell>
          <table:table-cell table:number-columns-repeated="2" table:style-name="Default" office:value-type="float" office:value="67.4350693296">
            <text:p>67,4350693296</text:p>
          </table:table-cell>
          <table:table-cell table:style-name="Default" office:value-type="float" office:value="135.6114091">
            <text:p>135,6114091</text:p>
          </table:table-cell>
          <table:table-cell table:style-name="Default" office:value-type="float" office:value="119.93401674">
            <text:p>119,93401674</text:p>
          </table:table-cell>
          <table:table-cell table:number-columns-repeated="16"/>
        </table:table-row>
        <table:table-row table:style-name="ro4">
          <table:table-cell table:style-name="Default" office:value-type="float" office:value="2007">
            <text:p>2007</text:p>
          </table:table-cell>
          <table:table-cell table:style-name="Default" office:value-type="float" office:value="163.825922947742">
            <text:p>163,8259229477</text:p>
          </table:table-cell>
          <table:table-cell table:style-name="Default" office:value-type="float" office:value="168.017791122425">
            <text:p>168,0177911224</text:p>
          </table:table-cell>
          <table:table-cell table:style-name="Default" office:value-type="float" office:value="173.169107812932">
            <text:p>173,1691078129</text:p>
          </table:table-cell>
          <table:table-cell table:style-name="Default" office:value-type="float" office:value="226.302641637632">
            <text:p>226,3026416376</text:p>
          </table:table-cell>
          <table:table-cell table:style-name="Default" office:value-type="float" office:value="177.2356207932">
            <text:p>177,2356207932</text:p>
          </table:table-cell>
          <table:table-cell table:style-name="Default" office:value-type="float" office:value="118.229017717475">
            <text:p>118,2290177175</text:p>
          </table:table-cell>
          <table:table-cell table:style-name="Default" office:value-type="float" office:value="176.644025852146">
            <text:p>176,6440258521</text:p>
          </table:table-cell>
          <table:table-cell table:style-name="Default" office:value-type="float" office:value="132.663962925">
            <text:p>132,663962925</text:p>
          </table:table-cell>
          <table:table-cell table:style-name="Default" office:value-type="float" office:value="287.664098274432">
            <text:p>287,6640982744</text:p>
          </table:table-cell>
          <table:table-cell table:number-columns-repeated="2" table:style-name="Default" office:value-type="float" office:value="73.4367904999344">
            <text:p>73,4367904999</text:p>
          </table:table-cell>
          <table:table-cell table:style-name="Default" office:value-type="float" office:value="146.5959332371">
            <text:p>146,5959332371</text:p>
          </table:table-cell>
          <table:table-cell table:style-name="Default" office:value-type="float" office:value="129.40880406246">
            <text:p>129,4088040625</text:p>
          </table:table-cell>
          <table:table-cell table:number-columns-repeated="16"/>
        </table:table-row>
        <table:table-row table:style-name="ro4">
          <table:table-cell table:style-name="Default" office:value-type="float" office:value="2008">
            <text:p>2008</text:p>
          </table:table-cell>
          <table:table-cell table:style-name="Default" office:value-type="float" office:value="218.37995528934">
            <text:p>218,3799552893</text:p>
          </table:table-cell>
          <table:table-cell table:style-name="Default" office:value-type="float" office:value="234.216800824661">
            <text:p>234,2168008247</text:p>
          </table:table-cell>
          <table:table-cell table:style-name="Default" office:value-type="float" office:value="207.110252944267">
            <text:p>207,1102529443</text:p>
          </table:table-cell>
          <table:table-cell table:style-name="Default" office:value-type="float" office:value="298.266881678399">
            <text:p>298,2668816784</text:p>
          </table:table-cell>
          <table:table-cell table:style-name="Default" office:value-type="float" office:value="244.585156694616">
            <text:p>244,5851566946</text:p>
          </table:table-cell>
          <table:table-cell table:style-name="Default" office:value-type="float" office:value="219.078369830481">
            <text:p>219,0783698305</text:p>
          </table:table-cell>
          <table:table-cell table:style-name="Default" office:value-type="float" office:value="224.691200883929">
            <text:p>224,6912008839</text:p>
          </table:table-cell>
          <table:table-cell table:style-name="Default" office:value-type="float" office:value="211.333692939525">
            <text:p>211,3336929395</text:p>
          </table:table-cell>
          <table:table-cell table:style-name="Default" office:value-type="float" office:value="481.837364609674">
            <text:p>481,8373646097</text:p>
          </table:table-cell>
          <table:table-cell table:number-columns-repeated="2" table:style-name="Default" office:value-type="float" office:value="97.7443681554127">
            <text:p>97,7443681554</text:p>
          </table:table-cell>
          <table:table-cell table:style-name="Default" office:value-type="float" office:value="180.312997881633">
            <text:p>180,3129978816</text:p>
          </table:table-cell>
          <table:table-cell table:style-name="Default" office:value-type="float" office:value="152.57297998964">
            <text:p>152,5729799896</text:p>
          </table:table-cell>
          <table:table-cell table:number-columns-repeated="16"/>
        </table:table-row>
        <table:table-row table:style-name="ro4">
          <table:table-cell table:style-name="Default" office:value-type="float" office:value="2009">
            <text:p>2009</text:p>
          </table:table-cell>
          <table:table-cell table:style-name="Default" office:value-type="float" office:value="245.895829655796">
            <text:p>245,8958296558</text:p>
          </table:table-cell>
          <table:table-cell table:style-name="Default" office:value-type="float" office:value="261.85438332197">
            <text:p>261,854383322</text:p>
          </table:table-cell>
          <table:table-cell table:style-name="Default" office:value-type="float" office:value="258.887816180333">
            <text:p>258,8878161803</text:p>
          </table:table-cell>
          <table:table-cell table:style-name="Default" office:value-type="float" office:value="332.269306189737">
            <text:p>332,2693061897</text:p>
          </table:table-cell>
          <table:table-cell table:style-name="Default" office:value-type="float" office:value="253.634807492317">
            <text:p>253,6348074923</text:p>
          </table:table-cell>
          <table:table-cell table:style-name="Default" office:value-type="float" office:value="271.438100219966">
            <text:p>271,43810022</text:p>
          </table:table-cell>
          <table:table-cell table:style-name="Default" office:value-type="float" office:value="283.784986716403">
            <text:p>283,7849867164</text:p>
          </table:table-cell>
          <table:table-cell table:style-name="Default" office:value-type="float" office:value="187.241651944419">
            <text:p>187,2416519444</text:p>
          </table:table-cell>
          <table:table-cell table:style-name="Default" office:value-type="float" office:value="543.512547279712">
            <text:p>543,5125472797</text:p>
          </table:table-cell>
          <table:table-cell table:number-columns-repeated="2" table:style-name="Default" office:value-type="float" office:value="79.8571487829722">
            <text:p>79,857148783</text:p>
          </table:table-cell>
          <table:table-cell table:style-name="Default" office:value-type="float" office:value="219.621231419829">
            <text:p>219,6212314198</text:p>
          </table:table-cell>
          <table:table-cell table:style-name="Default" office:value-type="float" office:value="197.734582066574">
            <text:p>197,7345820666</text:p>
          </table:table-cell>
          <table:table-cell table:number-columns-repeated="16"/>
        </table:table-row>
        <table:table-row table:style-name="ro4">
          <table:table-cell table:style-name="Default" office:value-type="float" office:value="2010">
            <text:p>2010</text:p>
          </table:table-cell>
          <table:table-cell table:style-name="Default" office:value-type="float" office:value="276.141016703459">
            <text:p>276,1410167035</text:p>
          </table:table-cell>
          <table:table-cell table:style-name="Default" office:value-type="float" office:value="267.09147098841">
            <text:p>267,0914709884</text:p>
          </table:table-cell>
          <table:table-cell table:style-name="Default" office:value-type="float" office:value="272.09109480553">
            <text:p>272,0910948055</text:p>
          </table:table-cell>
          <table:table-cell table:style-name="Default" office:value-type="float" office:value="421.317480248586">
            <text:p>421,3174802486</text:p>
          </table:table-cell>
          <table:table-cell table:style-name="Default" office:value-type="float" office:value="259.975677679625">
            <text:p>259,9756776796</text:p>
          </table:table-cell>
          <table:table-cell table:style-name="Default" office:value-type="float" office:value="232.079575688071">
            <text:p>232,0795756881</text:p>
          </table:table-cell>
          <table:table-cell table:style-name="Default" office:value-type="float" office:value="365.23127790401">
            <text:p>365,231277904</text:p>
          </table:table-cell>
          <table:table-cell table:style-name="Default" office:value-type="float" office:value="211.583066697194">
            <text:p>211,5830666972</text:p>
          </table:table-cell>
          <table:table-cell table:style-name="Default" office:value-type="float" office:value="571.231687190977">
            <text:p>571,231687191</text:p>
          </table:table-cell>
          <table:table-cell table:number-columns-repeated="2" table:style-name="Default" office:value-type="float" office:value="91.4364353565031">
            <text:p>91,4364353565</text:p>
          </table:table-cell>
          <table:table-cell table:style-name="Default" office:value-type="float" office:value="267.718281100771">
            <text:p>267,7182811008</text:p>
          </table:table-cell>
          <table:table-cell table:style-name="Default" office:value-type="float" office:value="215.728429034632">
            <text:p>215,7284290346</text:p>
          </table:table-cell>
          <table:table-cell table:number-columns-repeated="16"/>
        </table:table-row>
        <table:table-row table:style-name="ro4">
          <table:table-cell table:style-name="Default" office:value-type="float" office:value="2011">
            <text:p>2011</text:p>
          </table:table-cell>
          <table:table-cell table:style-name="Default" office:value-type="float" office:value="317.562169208978">
            <text:p>317,562169209</text:p>
          </table:table-cell>
          <table:table-cell table:style-name="Default" office:value-type="float" office:value="283.116959247714">
            <text:p>283,1169592477</text:p>
          </table:table-cell>
          <table:table-cell table:style-name="Default" office:value-type="float" office:value="289.77701596789">
            <text:p>289,7770159679</text:p>
          </table:table-cell>
          <table:table-cell table:style-name="Default" office:value-type="float" office:value="442.804671741264">
            <text:p>442,8046717413</text:p>
          </table:table-cell>
          <table:table-cell table:style-name="Default" office:value-type="float" office:value="220.199398994642">
            <text:p>220,1993989946</text:p>
          </table:table-cell>
          <table:table-cell table:style-name="Default" office:value-type="float" office:value="199.820514667429">
            <text:p>199,8205146674</text:p>
          </table:table-cell>
          <table:table-cell table:style-name="Default" office:value-type="float" office:value="397.371630359563">
            <text:p>397,3716303596</text:p>
          </table:table-cell>
          <table:table-cell table:style-name="Default" office:value-type="float" office:value="249.668018702688">
            <text:p>249,6680187027</text:p>
          </table:table-cell>
          <table:table-cell table:style-name="Default" office:value-type="float" office:value="610.075441919963">
            <text:p>610,07544192</text:p>
          </table:table-cell>
          <table:table-cell table:number-columns-repeated="2" table:style-name="Default" office:value-type="float" office:value="84.9444484461914">
            <text:p>84,9444484462</text:p>
          </table:table-cell>
          <table:table-cell table:style-name="Default" office:value-type="float" office:value="297.167292021856">
            <text:p>297,1672920219</text:p>
          </table:table-cell>
          <table:table-cell table:style-name="Default" office:value-type="float" office:value="235.791172934853">
            <text:p>235,7911729349</text:p>
          </table:table-cell>
          <table:table-cell table:number-columns-repeated="16"/>
        </table:table-row>
        <table:table-row table:style-name="ro4">
          <table:table-cell table:style-name="Default" office:value-type="float" office:value="2012">
            <text:p>2012</text:p>
          </table:table-cell>
          <table:table-cell table:style-name="Default" office:value-type="float" office:value="311.210925824799">
            <text:p>311,2109258248</text:p>
          </table:table-cell>
          <table:table-cell table:style-name="Default" office:value-type="float" office:value="303.218263354302">
            <text:p>303,2182633543</text:p>
          </table:table-cell>
          <table:table-cell table:style-name="Default" office:value-type="float" office:value="301.368096606605">
            <text:p>301,3680966066</text:p>
          </table:table-cell>
          <table:table-cell table:style-name="Default" office:value-type="float" office:value="441.919062397781">
            <text:p>441,9190623978</text:p>
          </table:table-cell>
          <table:table-cell table:style-name="Default" office:value-type="float" office:value="219.538800797658">
            <text:p>219,5388007977</text:p>
          </table:table-cell>
          <table:table-cell table:style-name="Default" office:value-type="float" office:value="222.999694368851">
            <text:p>222,9996943689</text:p>
          </table:table-cell>
          <table:table-cell table:style-name="Default" office:value-type="float" office:value="398.563745250642">
            <text:p>398,5637452506</text:p>
          </table:table-cell>
          <table:table-cell table:style-name="Default" office:value-type="float" office:value="250.666690777499">
            <text:p>250,6666907775</text:p>
          </table:table-cell>
          <table:table-cell table:style-name="Default" office:value-type="float" office:value="576.521292614365">
            <text:p>576,5212926144</text:p>
          </table:table-cell>
          <table:table-cell table:number-columns-repeated="2" table:style-name="Default" office:value-type="float" office:value="45.8700021609434">
            <text:p>45,8700021609</text:p>
          </table:table-cell>
          <table:table-cell table:style-name="Default" office:value-type="float" office:value="311.728489330927">
            <text:p>311,7284893309</text:p>
          </table:table-cell>
          <table:table-cell table:style-name="Default" office:value-type="float" office:value="257.483960844859">
            <text:p>257,4839608449</text:p>
          </table:table-cell>
          <table:table-cell table:number-columns-repeated="16"/>
        </table:table-row>
        <table:table-row table:style-name="ro4">
          <table:table-cell table:style-name="Default" office:value-type="float" office:value="2013">
            <text:p>2013</text:p>
          </table:table-cell>
          <table:table-cell table:style-name="Default" office:value-type="float" office:value="314.634246008871">
            <text:p>314,6342460089</text:p>
          </table:table-cell>
          <table:table-cell table:style-name="Default" office:value-type="float" office:value="297.45711635057">
            <text:p>297,4571163506</text:p>
          </table:table-cell>
          <table:table-cell table:style-name="Default" office:value-type="float" office:value="289.614740838948">
            <text:p>289,6147408389</text:p>
          </table:table-cell>
          <table:table-cell table:style-name="Default" office:value-type="float" office:value="432.19684302503">
            <text:p>432,196843025</text:p>
          </table:table-cell>
          <table:table-cell table:style-name="Default" office:value-type="float" office:value="209.220477160168">
            <text:p>209,2204771602</text:p>
          </table:table-cell>
          <table:table-cell table:style-name="Default" office:value-type="float" office:value="220.323698036425">
            <text:p>220,3236980364</text:p>
          </table:table-cell>
          <table:table-cell table:style-name="Default" office:value-type="float" office:value="399.360872741143">
            <text:p>399,3608727411</text:p>
          </table:table-cell>
          <table:table-cell table:style-name="Default" office:value-type="float" office:value="247.408023797392">
            <text:p>247,4080237974</text:p>
          </table:table-cell>
          <table:table-cell table:style-name="Default" office:value-type="float" office:value="507.338737500642">
            <text:p>507,3387375006</text:p>
          </table:table-cell>
          <table:table-cell table:number-columns-repeated="2" table:style-name="Default" office:value-type="float" office:value="40.503211908113">
            <text:p>40,5032119081</text:p>
          </table:table-cell>
          <table:table-cell table:style-name="Default" office:value-type="float" office:value="313.910588756244">
            <text:p>313,9105887562</text:p>
          </table:table-cell>
          <table:table-cell table:style-name="Default" office:value-type="float" office:value="263.148607983446">
            <text:p>263,1486079834</text:p>
          </table:table-cell>
          <table:table-cell table:number-columns-repeated="16"/>
        </table:table-row>
        <table:table-row table:style-name="ro4">
          <table:table-cell table:style-name="Default" office:value-type="float" office:value="2014">
            <text:p>2014</text:p>
          </table:table-cell>
          <table:table-cell table:style-name="Default" office:value-type="float" office:value="356.79523497406">
            <text:p>356,7952349741</text:p>
          </table:table-cell>
          <table:table-cell table:style-name="Default" office:value-type="float" office:value="329.879942032783">
            <text:p>329,8799420328</text:p>
          </table:table-cell>
          <table:table-cell table:style-name="Default" office:value-type="float" office:value="339.138861522408">
            <text:p>339,1388615224</text:p>
          </table:table-cell>
          <table:table-cell table:style-name="Default" office:value-type="float" office:value="474.984330484508">
            <text:p>474,9843304845</text:p>
          </table:table-cell>
          <table:table-cell table:style-name="Default" office:value-type="float" office:value="236.41913919099">
            <text:p>236,419139191</text:p>
          </table:table-cell>
          <table:table-cell table:style-name="Default" office:value-type="float" office:value="232.882148824501">
            <text:p>232,8821488245</text:p>
          </table:table-cell>
          <table:table-cell table:style-name="Default" office:value-type="float" office:value="450.479064452009">
            <text:p>450,479064452</text:p>
          </table:table-cell>
          <table:table-cell table:style-name="Default" office:value-type="float" office:value="252.356184273339">
            <text:p>252,3561842733</text:p>
          </table:table-cell>
          <table:table-cell table:style-name="Default" office:value-type="float" office:value="633.158744400801">
            <text:p>633,1587444008</text:p>
          </table:table-cell>
          <table:table-cell table:number-columns-repeated="2" table:style-name="Default" office:value-type="float" office:value="42.1638435963456">
            <text:p>42,1638435963</text:p>
          </table:table-cell>
          <table:table-cell table:style-name="Default" office:value-type="float" office:value="350.010306463212">
            <text:p>350,0103064632</text:p>
          </table:table-cell>
          <table:table-cell table:style-name="Default" office:value-type="float" office:value="297.094778413311">
            <text:p>297,0947784133</text:p>
          </table:table-cell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10.11.2016</text:date>, <text:time>09:31:52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5-12-16T17:31:00.575624529</meta:creation-date>
    <dc:date>2016-11-10T09:31:52.28</dc:date>
    <dc:creator>Oleksandr Grybyniuk</dc:creator>
    <meta:editing-duration>PT1H31M32S</meta:editing-duration>
    <meta:editing-cycles>9</meta:editing-cycles>
    <meta:generator>OpenOffice/4.1.2$Win32 OpenOffice.org_project/412m3$Build-9782</meta:generator>
    <meta:document-statistic meta:table-count="2" meta:cell-count="866" meta:object-count="0"/>
  </office:meta>
</office:document-meta>
</file>